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Table1" style:family="table">
      <style:table-properties style:width="17.201cm" table:align="margins" style:may-break-between-rows="true" style:writing-mode="lr-tb" table:border-model="collapsing"/>
    </style:style>
    <style:style style:name="Table1.A" style:family="table-column">
      <style:table-column-properties style:column-width="3.704cm" style:rel-column-width="14112*"/>
    </style:style>
    <style:style style:name="Table1.B" style:family="table-column">
      <style:table-column-properties style:column-width="2.889cm" style:rel-column-width="11007*"/>
    </style:style>
    <style:style style:name="Table1.C" style:family="table-column">
      <style:table-column-properties style:column-width="10.608cm" style:rel-column-width="40416*"/>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6.693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5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2.398cm" table:align="left" style:writing-mode="lr-tb"/>
    </style:style>
    <style:style style:name="Table2.A" style:family="table-column">
      <style:table-column-properties style:column-width="1.184cm"/>
    </style:style>
    <style:style style:name="Table2.B" style:family="table-column">
      <style:table-column-properties style:column-width="1.351cm"/>
    </style:style>
    <style:style style:name="Table2.C" style:family="table-column">
      <style:table-column-properties style:column-width="9.864cm"/>
    </style:style>
    <style:style style:name="Table2.A1" style:family="table-cell">
      <style:table-cell-properties style:vertical-align="middle" fo:padding="0.049cm" fo:border="none"/>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5" style:family="table">
      <style:table-properties style:width="16.676cm" fo:margin-left="0.044cm" fo:margin-top="0cm" fo:margin-bottom="0cm" table:align="left" style:writing-mode="page"/>
    </style:style>
    <style:style style:name="Table115.A" style:family="table-column">
      <style:table-column-properties style:column-width="2.443cm"/>
    </style:style>
    <style:style style:name="Table115.B" style:family="table-column">
      <style:table-column-properties style:column-width="6.512cm"/>
    </style:style>
    <style:style style:name="Table115.C" style:family="table-column">
      <style:table-column-properties style:column-width="7.721cm"/>
    </style:style>
    <style:style style:name="Table115.1" style:family="table-row">
      <style:table-row-properties fo:keep-together="auto"/>
    </style:style>
    <style:style style:name="Table115.A1" style:family="table-cell">
      <style:table-cell-properties fo:background-color="transparent" fo:padding-left="0.191cm" fo:padding-right="0.191cm" fo:padding-top="0cm" fo:padding-bottom="0cm" fo:border="1.5pt solid #000000">
        <style:background-image/>
      </style:table-cell-properties>
    </style:style>
    <style:style style:name="Table1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5.B3" style:family="table-cell">
      <style:table-cell-properties fo:background-color="transparent" fo:padding-left="0.191cm" fo:padding-right="0.191cm" fo:padding-top="0cm" fo:padding-bottom="0cm" fo:border="0.75pt solid #000000">
        <style:background-image/>
      </style:table-cell-properties>
    </style:style>
    <style:style style:name="Table1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5.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15.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115.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15.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5.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5.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 style:family="table">
      <style:table-properties style:width="15.921cm" table:align="left" style:writing-mode="lr-tb"/>
    </style:style>
    <style:style style:name="Table5.A" style:family="table-column">
      <style:table-column-properties style:column-width="2.404cm"/>
    </style:style>
    <style:style style:name="Table5.B" style:family="table-column">
      <style:table-column-properties style:column-width="5.699cm"/>
    </style:style>
    <style:style style:name="Table5.C" style:family="table-column">
      <style:table-column-properties style:column-width="7.818cm"/>
    </style:style>
    <style:style style:name="Table5.A1" style:family="table-cell">
      <style:table-cell-properties style:vertical-align="middle" fo:padding="0.049cm" fo:border="none"/>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962cm" fo:margin-left="0.026cm" fo:margin-top="0cm" fo:margin-bottom="0cm" table:align="left" style:writing-mode="page"/>
    </style:style>
    <style:style style:name="Table3.A" style:family="table-column">
      <style:table-column-properties style:column-width="2.134cm"/>
    </style:style>
    <style:style style:name="Table3.B" style:family="table-column">
      <style:table-column-properties style:column-width="5.667cm"/>
    </style:style>
    <style:style style:name="Table3.C" style:family="table-column">
      <style:table-column-properties style:column-width="9.16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B1" style:family="table-cell">
      <style:table-cell-properties fo:background-color="transparent" fo:padding-left="0.191cm" fo:padding-right="0.191cm" fo:padding-top="0cm" fo:padding-bottom="0cm" fo:border="0.75pt solid #000000">
        <style:background-image/>
      </style:table-cell-properties>
    </style:style>
    <style:style style:name="Table3.C1"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 style:family="table">
      <style:table-properties style:width="15.921cm" table:align="left" style:writing-mode="lr-tb"/>
    </style:style>
    <style:style style:name="Table4.A" style:family="table-column">
      <style:table-column-properties style:column-width="3.297cm"/>
    </style:style>
    <style:style style:name="Table4.B" style:family="table-column">
      <style:table-column-properties style:column-width="4.004cm"/>
    </style:style>
    <style:style style:name="Table4.C" style:family="table-column">
      <style:table-column-properties style:column-width="8.62cm"/>
    </style:style>
    <style:style style:name="Table4.A1" style:family="table-cell">
      <style:table-cell-properties style:vertical-align="middle" fo:padding="0.049cm" fo:border="none"/>
    </style:style>
    <style:style style:name="Table6" style:family="table">
      <style:table-properties style:width="4.729cm" table:align="left" style:writing-mode="lr-tb"/>
    </style:style>
    <style:style style:name="Table6.A" style:family="table-column">
      <style:table-column-properties style:column-width="2.09cm"/>
    </style:style>
    <style:style style:name="Table6.B" style:family="table-column">
      <style:table-column-properties style:column-width="2.639cm"/>
    </style:style>
    <style:style style:name="Table6.A1" style:family="table-cell">
      <style:table-cell-properties style:vertical-align="middle" fo:padding="0.049cm" fo:border="none"/>
    </style:style>
    <style:style style:name="Table7" style:family="table">
      <style:table-properties style:width="11.134cm" table:align="left" style:writing-mode="lr-tb"/>
    </style:style>
    <style:style style:name="Table7.A" style:family="table-column">
      <style:table-column-properties style:column-width="2.219cm"/>
    </style:style>
    <style:style style:name="Table7.B" style:family="table-column">
      <style:table-column-properties style:column-width="8.915cm"/>
    </style:style>
    <style:style style:name="Table7.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Preformatted_20_Text">
      <style:text-properties officeooo:paragraph-rsid="009146a0"/>
    </style:style>
    <style:style style:name="P3" style:family="paragraph" style:parent-style-name="Preformatted_20_Text">
      <style:paragraph-properties fo:margin-top="0cm" fo:margin-bottom="0.499cm" style:contextual-spacing="false"/>
      <style:text-properties officeooo:paragraph-rsid="009146a0"/>
    </style:style>
    <style:style style:name="P4" style:family="paragraph" style:parent-style-name="Table_20_Contents">
      <style:text-properties officeooo:paragraph-rsid="009146a0"/>
    </style:style>
    <style:style style:name="P5" style:family="paragraph" style:parent-style-name="Table_20_Heading">
      <style:text-properties officeooo:paragraph-rsid="009146a0"/>
    </style:style>
    <style:style style:name="P6" style:family="paragraph" style:parent-style-name="Text_20_body">
      <style:paragraph-properties fo:margin-top="0.002cm" fo:margin-bottom="0.499cm" style:contextual-spacing="false"/>
      <style:text-properties officeooo:paragraph-rsid="009146a0"/>
    </style:style>
    <style:style style:name="P7" style:family="paragraph" style:parent-style-name="Table_20_Paragraph">
      <style:paragraph-properties fo:orphans="0" fo:widows="0"/>
      <style:text-properties officeooo:paragraph-rsid="00adc2b1" fo:background-color="#ffff00"/>
    </style:style>
    <style:style style:name="P8" style:family="paragraph" style:parent-style-name="Table_20_Paragraph">
      <style:paragraph-properties fo:orphans="0" fo:widows="0"/>
      <style:text-properties officeooo:rsid="00adc2b1" officeooo:paragraph-rsid="00adc2b1" fo:background-color="#ffff00"/>
    </style:style>
    <style:style style:name="P9" style:family="paragraph" style:parent-style-name="Normal_20__28_Web_29_">
      <style:paragraph-properties fo:margin-top="0cm" fo:margin-bottom="0.212cm" style:contextual-spacing="false"/>
      <style:text-properties officeooo:paragraph-rsid="00f42235"/>
    </style:style>
    <style:style style:name="P10" style:family="paragraph" style:parent-style-name="Table_20_Contents">
      <style:text-properties officeooo:paragraph-rsid="00f42235"/>
    </style:style>
    <style:style style:name="P11" style:family="paragraph" style:parent-style-name="Table_20_Heading">
      <style:text-properties officeooo:paragraph-rsid="00f42235"/>
    </style:style>
    <style:style style:name="P12" style:family="paragraph" style:parent-style-name="Text_20_body">
      <style:text-properties officeooo:paragraph-rsid="00f42235"/>
    </style:style>
    <style:style style:name="P13" style:family="paragraph" style:parent-style-name="Preformatted_20_Text">
      <style:text-properties officeooo:paragraph-rsid="0099beb7"/>
    </style:style>
    <style:style style:name="P14" style:family="paragraph" style:parent-style-name="Preformatted_20_Text">
      <style:paragraph-properties fo:margin-top="0cm" fo:margin-bottom="0.499cm" style:contextual-spacing="false"/>
      <style:text-properties officeooo:paragraph-rsid="0099beb7"/>
    </style:style>
    <style:style style:name="P15" style:family="paragraph" style:parent-style-name="Text_20_body">
      <style:paragraph-properties fo:margin-top="0.002cm" fo:margin-bottom="0.499cm" style:contextual-spacing="false"/>
      <style:text-properties officeooo:paragraph-rsid="0099beb7"/>
    </style:style>
    <style:style style:name="P16" style:family="paragraph" style:parent-style-name="Standard">
      <style:text-properties fo:language="en" fo:country="GB" officeooo:paragraph-rsid="00adc2b1"/>
    </style:style>
    <style:style style:name="P17" style:family="paragraph" style:parent-style-name="Text_20_body">
      <style:paragraph-properties fo:margin-top="0.002cm" fo:margin-bottom="0.499cm" style:contextual-spacing="false"/>
      <style:text-properties fo:language="en" fo:country="GB" officeooo:rsid="009d1786" officeooo:paragraph-rsid="009d1786" fo:background-color="#ffff00"/>
    </style:style>
    <style:style style:name="P18" style:family="paragraph" style:parent-style-name="Text_20_body">
      <style:paragraph-properties fo:margin-top="0.002cm" fo:margin-bottom="0.499cm" style:contextual-spacing="false" fo:break-before="page"/>
      <style:text-properties fo:language="en" fo:country="GB" officeooo:rsid="009d1786" officeooo:paragraph-rsid="009d1786" fo:background-color="#ffff00"/>
    </style:style>
    <style:style style:name="P19" style:family="paragraph" style:parent-style-name="Text_20_body">
      <style:paragraph-properties fo:margin-top="0.002cm" fo:margin-bottom="0.499cm" style:contextual-spacing="false"/>
      <style:text-properties fo:language="en" fo:country="GB" officeooo:rsid="009d1786" officeooo:paragraph-rsid="00d3590b" fo:background-color="#ffff00"/>
    </style:style>
    <style:style style:name="P20" style:family="paragraph" style:parent-style-name="Text_20_body">
      <style:text-properties fo:language="en" fo:country="GB" officeooo:paragraph-rsid="0103fff6"/>
    </style:style>
    <style:style style:name="P21" style:family="paragraph" style:parent-style-name="Standard">
      <style:paragraph-properties fo:orphans="2" fo:widows="2"/>
      <style:text-properties officeooo:paragraph-rsid="00f562eb"/>
    </style:style>
    <style:style style:name="P22" style:family="paragraph" style:parent-style-name="Standard">
      <style:paragraph-properties fo:orphans="2" fo:widows="2"/>
      <style:text-properties officeooo:rsid="00f54e80" officeooo:paragraph-rsid="00f54e80"/>
    </style:style>
    <style:style style:name="P23" style:family="paragraph" style:parent-style-name="Standard">
      <style:paragraph-properties fo:orphans="2" fo:widows="2"/>
      <style:text-properties officeooo:rsid="00f54e80" officeooo:paragraph-rsid="00fc2ac8"/>
    </style:style>
    <style:style style:name="P24" style:family="paragraph" style:parent-style-name="Standard">
      <style:text-properties officeooo:paragraph-rsid="00f8cb01"/>
    </style:style>
    <style:style style:name="P25" style:family="paragraph" style:parent-style-name="Table_20_Header">
      <style:paragraph-properties fo:orphans="0" fo:widows="0"/>
      <style:text-properties officeooo:paragraph-rsid="00f8cb01"/>
    </style:style>
    <style:style style:name="P26" style:family="paragraph" style:parent-style-name="Table_20_Header">
      <style:paragraph-properties fo:orphans="0" fo:widows="0"/>
      <style:text-properties officeooo:paragraph-rsid="00a088bb"/>
    </style:style>
    <style:style style:name="P27" style:family="paragraph" style:parent-style-name="Table_20_Paragraph">
      <style:paragraph-properties fo:orphans="0" fo:widows="0"/>
      <style:text-properties officeooo:paragraph-rsid="00a088bb"/>
    </style:style>
    <style:style style:name="P28" style:family="paragraph" style:parent-style-name="Table_20_Header">
      <style:paragraph-properties fo:orphans="0" fo:widows="0"/>
      <style:text-properties officeooo:paragraph-rsid="00a8d063"/>
    </style:style>
    <style:style style:name="P29" style:family="paragraph" style:parent-style-name="Table_20_Paragraph">
      <style:paragraph-properties fo:orphans="0" fo:widows="0"/>
      <style:text-properties officeooo:paragraph-rsid="00a8d063"/>
    </style:style>
    <style:style style:name="P30" style:family="paragraph" style:parent-style-name="Table_20_Header">
      <style:paragraph-properties fo:orphans="0" fo:widows="0"/>
      <style:text-properties officeooo:paragraph-rsid="00adc2b1"/>
    </style:style>
    <style:style style:name="P31" style:family="paragraph" style:parent-style-name="Table_20_Paragraph">
      <style:paragraph-properties fo:orphans="0" fo:widows="0"/>
      <style:text-properties officeooo:paragraph-rsid="00adc2b1"/>
    </style:style>
    <style:style style:name="P32" style:family="paragraph" style:parent-style-name="Table_20_Header">
      <style:paragraph-properties fo:orphans="0" fo:widows="0"/>
      <style:text-properties officeooo:rsid="00f8cb01" officeooo:paragraph-rsid="00f8cb01"/>
    </style:style>
    <style:style style:name="P33" style:family="paragraph" style:parent-style-name="Text_20_body">
      <style:text-properties fo:font-style="normal" officeooo:rsid="00c62cb7" officeooo:paragraph-rsid="00c62cb7" style:language-asian="zh" style:country-asian="CN" style:font-style-asian="normal" style:font-style-complex="normal"/>
    </style:style>
    <style:style style:name="P34" style:family="paragraph" style:parent-style-name="Text_20_body">
      <style:text-properties officeooo:rsid="00f12f64" officeooo:paragraph-rsid="0104ef52"/>
    </style:style>
    <style:style style:name="P35" style:family="paragraph" style:parent-style-name="Text_20_body">
      <style:text-properties officeooo:rsid="000c4d80" officeooo:paragraph-rsid="00f42235"/>
    </style:style>
    <style:style style:name="P36" style:family="paragraph" style:parent-style-name="Text_20_body">
      <style:text-properties officeooo:paragraph-rsid="00fbfb68"/>
    </style:style>
    <style:style style:name="P37" style:family="paragraph" style:parent-style-name="Text_20_body">
      <style:text-properties officeooo:paragraph-rsid="00cf6135"/>
    </style:style>
    <style:style style:name="P38" style:family="paragraph" style:parent-style-name="Text_20_body">
      <style:paragraph-properties fo:margin-top="0.002cm" fo:margin-bottom="0.499cm" style:contextual-spacing="false"/>
      <style:text-properties officeooo:paragraph-rsid="00b810a2"/>
    </style:style>
    <style:style style:name="P39" style:family="paragraph" style:parent-style-name="Text_20_body">
      <style:paragraph-properties fo:margin-top="0.494cm" fo:margin-bottom="0.423cm" style:contextual-spacing="false"/>
      <style:text-properties officeooo:paragraph-rsid="00bf40d1"/>
    </style:style>
    <style:style style:name="P40" style:family="paragraph" style:parent-style-name="Text_20_body">
      <style:paragraph-properties fo:margin-top="0.002cm" fo:margin-bottom="0.499cm" style:contextual-spacing="false"/>
      <style:text-properties officeooo:rsid="001c40ba" officeooo:paragraph-rsid="009146a0"/>
    </style:style>
    <style:style style:name="P41" style:family="paragraph" style:parent-style-name="Text_20_body">
      <style:text-properties officeooo:paragraph-rsid="0103fff6"/>
    </style:style>
    <style:style style:name="P42" style:family="paragraph" style:parent-style-name="Text_20_body">
      <style:text-properties officeooo:paragraph-rsid="0104ef52"/>
    </style:style>
    <style:style style:name="P43" style:family="paragraph" style:parent-style-name="Standard">
      <style:paragraph-properties fo:orphans="2" fo:widows="2"/>
      <style:text-properties officeooo:rsid="00fc2ac8" officeooo:paragraph-rsid="00fc2ac8"/>
    </style:style>
    <style:style style:name="P44" style:family="paragraph" style:parent-style-name="Table_20_Header">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bc3f" officeooo:paragraph-rsid="0106bc3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583c" officeooo:paragraph-rsid="00e6583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7b157" officeooo:paragraph-rsid="00e7b15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9cdcf" officeooo:paragraph-rsid="0109cdc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002cm" fo:margin-bottom="0.499cm" style:contextual-spacing="false"/>
      <style:text-properties officeooo:rsid="00e76cea" officeooo:paragraph-rsid="00e76cea"/>
    </style:style>
    <style:style style:name="P52" style:family="paragraph" style:parent-style-name="Text_20_body">
      <style:paragraph-properties fo:margin-top="0.002cm" fo:margin-bottom="0.499cm" style:contextual-spacing="false"/>
      <style:text-properties officeooo:rsid="00d3590b" officeooo:paragraph-rsid="010b061a"/>
    </style:style>
    <style:style style:name="P53" style:family="paragraph" style:parent-style-name="First_20_Paragraph">
      <style:paragraph-properties fo:margin-top="0.494cm" fo:margin-bottom="0.423cm" style:contextual-spacing="false"/>
      <style:text-properties officeooo:paragraph-rsid="00adc2b1"/>
    </style:style>
    <style:style style:name="P54" style:family="paragraph" style:parent-style-name="Footer">
      <style:paragraph-properties fo:text-align="center" style:justify-single-word="false"/>
    </style:style>
    <style:style style:name="P55" style:family="paragraph" style:parent-style-name="Heading_20_1">
      <style:paragraph-properties fo:margin-left="0cm" fo:margin-right="0cm" fo:text-indent="0cm" style:auto-text-indent="false" fo:break-before="pag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56" style:family="paragraph" style:parent-style-name="Heading_20_2">
      <style:text-properties officeooo:paragraph-rsid="009146a0"/>
    </style:style>
    <style:style style:name="P57" style:family="paragraph" style:parent-style-name="Heading_20_2">
      <style:text-properties officeooo:paragraph-rsid="0140dc0e"/>
    </style:style>
    <style:style style:name="P58" style:family="paragraph" style:parent-style-name="Heading_20_3">
      <style:paragraph-properties fo:margin-left="1.27cm" fo:margin-right="0cm" fo:margin-top="0.494cm" fo:margin-bottom="0.423cm" style:contextual-spacing="false" fo:text-indent="-1.27cm" style:auto-text-indent="false"/>
      <style:text-properties officeooo:paragraph-rsid="00a088bb"/>
    </style:style>
    <style:style style:name="P59" style:family="paragraph" style:parent-style-name="Heading_20_3">
      <style:paragraph-properties fo:margin-left="1.27cm" fo:margin-right="0cm" fo:margin-top="0.494cm" fo:margin-bottom="0.423cm" style:contextual-spacing="false" fo:text-indent="-1.27cm" style:auto-text-indent="false"/>
      <style:text-properties officeooo:paragraph-rsid="00ab540e"/>
    </style:style>
    <style:style style:name="P60" style:family="paragraph" style:parent-style-name="Heading_20_3">
      <style:text-properties officeooo:paragraph-rsid="009146a0"/>
    </style:style>
    <style:style style:name="P61" style:family="paragraph" style:parent-style-name="Heading_20_3">
      <style:text-properties officeooo:paragraph-rsid="0140dc0e"/>
    </style:style>
    <style:style style:name="P62" style:family="paragraph" style:parent-style-name="Heading_20_3">
      <style:text-properties fo:background-color="transparent"/>
    </style:style>
    <style:style style:name="P63" style:family="paragraph" style:parent-style-name="Heading_20_3">
      <style:text-properties officeooo:paragraph-rsid="009146a0" fo:background-color="transparent"/>
    </style:style>
    <style:style style:name="P64"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65"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66" style:family="paragraph" style:parent-style-name="Heading_20_4">
      <style:text-properties officeooo:paragraph-rsid="009146a0"/>
    </style:style>
    <style:style style:name="P67"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68" style:family="paragraph" style:parent-style-name="Normal_20__28_Web_29_">
      <style:paragraph-properties fo:margin-left="1.27cm" fo:margin-right="0cm" fo:margin-top="0.494cm" fo:margin-bottom="0.494cm" style:contextual-spacing="false" fo:text-indent="-1.27cm" style:auto-text-indent="false"/>
      <style:text-properties officeooo:rsid="00bd734a" officeooo:paragraph-rsid="00bd734a"/>
    </style:style>
    <style:style style:name="P69" style:family="paragraph" style:parent-style-name="Normal_20__28_Web_29_">
      <style:paragraph-properties fo:margin-top="0.212cm" fo:margin-bottom="0.212cm" style:contextual-spacing="false"/>
      <style:text-properties officeooo:paragraph-rsid="013a2a96"/>
    </style:style>
    <style:style style:name="P70" style:family="paragraph" style:parent-style-name="Normal_20__28_Web_29_">
      <style:paragraph-properties fo:margin-top="0.494cm" fo:margin-bottom="0.212cm" style:contextual-spacing="false"/>
      <style:text-properties officeooo:paragraph-rsid="013acb8f"/>
    </style:style>
    <style:style style:name="P71" style:family="paragraph" style:parent-style-name="Preformatted_20_Text">
      <style:text-properties officeooo:paragraph-rsid="0140dc0e"/>
    </style:style>
    <style:style style:name="P72" style:family="paragraph" style:parent-style-name="Preformatted_20_Text">
      <style:paragraph-properties fo:margin-top="0cm" fo:margin-bottom="0.499cm" style:contextual-spacing="false"/>
      <style:text-properties officeooo:paragraph-rsid="0140dc0e"/>
    </style:style>
    <style:style style:name="P73" style:family="paragraph" style:parent-style-name="Standard">
      <style:paragraph-properties fo:text-align="center" style:justify-single-word="false" fo:orphans="2" fo:widows="2"/>
    </style:style>
    <style:style style:name="P74" style:family="paragraph" style:parent-style-name="Standard">
      <style:text-properties fo:language="en" fo:country="GB"/>
    </style:style>
    <style:style style:name="P75" style:family="paragraph" style:parent-style-name="Standard">
      <style:text-properties fo:language="en" fo:country="GB" officeooo:paragraph-rsid="00f8cb01"/>
    </style:style>
    <style:style style:name="P76" style:family="paragraph" style:parent-style-name="Standard">
      <style:paragraph-properties fo:text-align="end" style:justify-single-word="false" fo:orphans="2" fo:widows="2"/>
    </style:style>
    <style:style style:name="P77" style:family="paragraph" style:parent-style-name="Standard">
      <style:text-properties style:font-name="Times New Roman" fo:font-size="12pt" style:font-size-asian="12pt" style:font-name-complex="Times New Roman1"/>
    </style:style>
    <style:style style:name="P78"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79" style:family="paragraph" style:parent-style-name="Standard">
      <style:paragraph-properties fo:orphans="2" fo:widows="2"/>
    </style:style>
    <style:style style:name="P80"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81" style:family="paragraph" style:parent-style-name="Standard">
      <style:text-properties officeooo:paragraph-rsid="00a088bb"/>
    </style:style>
    <style:style style:name="P82" style:family="paragraph" style:parent-style-name="Standard">
      <style:paragraph-properties fo:margin-top="0cm" fo:margin-bottom="0.212cm" style:contextual-spacing="false"/>
      <style:text-properties officeooo:paragraph-rsid="00a088bb"/>
    </style:style>
    <style:style style:name="P83" style:family="paragraph" style:parent-style-name="Standard">
      <style:paragraph-properties fo:margin-top="0.494cm" fo:margin-bottom="0.212cm" style:contextual-spacing="false"/>
      <style:text-properties officeooo:paragraph-rsid="00a8d063"/>
    </style:style>
    <style:style style:name="P84" style:family="paragraph" style:parent-style-name="Standard">
      <style:paragraph-properties fo:margin-top="0.494cm" fo:margin-bottom="0.423cm" style:contextual-spacing="false"/>
      <style:text-properties officeooo:paragraph-rsid="00b593f5"/>
    </style:style>
    <style:style style:name="P85" style:family="paragraph" style:parent-style-name="Standard">
      <style:text-properties officeooo:paragraph-rsid="00bba6d9"/>
    </style:style>
    <style:style style:name="P86" style:family="paragraph" style:parent-style-name="Standard">
      <style:text-properties officeooo:rsid="000bae7b" officeooo:paragraph-rsid="01385f9d"/>
    </style:style>
    <style:style style:name="P87" style:family="paragraph" style:parent-style-name="Standard">
      <style:text-properties officeooo:rsid="0111c48e" officeooo:paragraph-rsid="0111c48e"/>
    </style:style>
    <style:style style:name="P88"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89"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rsid="011d2018" officeooo:paragraph-rsid="011d2018" style:text-blinking="false" fo:background-color="transparent"/>
    </style:style>
    <style:style style:name="P90" style:family="paragraph" style:parent-style-name="Standard">
      <style:paragraph-properties fo:margin-top="0.494cm" fo:margin-bottom="0.423cm" style:contextual-spacing="false"/>
      <style:text-properties officeooo:paragraph-rsid="01279426"/>
    </style:style>
    <style:style style:name="P91" style:family="paragraph" style:parent-style-name="Standard">
      <style:paragraph-properties fo:margin-top="0.494cm" fo:margin-bottom="0.423cm" style:contextual-spacing="false"/>
      <style:text-properties style:font-name="Cambria" fo:font-size="11pt" fo:language="en" fo:country="GB" officeooo:rsid="00bd734a" officeooo:paragraph-rsid="00bf40d1" fo:background-color="transparent" style:font-size-asian="11pt" style:font-name-complex="Arial1" style:font-size-complex="11pt"/>
    </style:style>
    <style:style style:name="P92" style:family="paragraph" style:parent-style-name="Standard">
      <style:text-properties officeooo:paragraph-rsid="013acb8f"/>
    </style:style>
    <style:style style:name="P93" style:family="paragraph" style:parent-style-name="Standard">
      <style:text-properties officeooo:rsid="000c0a47" officeooo:paragraph-rsid="01385f9d" fo:background-color="transparent"/>
    </style:style>
    <style:style style:name="P94" style:family="paragraph" style:parent-style-name="Standard" style:list-style-name="L8">
      <style:text-properties officeooo:rsid="000c0a47" officeooo:paragraph-rsid="0148bd3a" fo:background-color="transparent"/>
    </style:style>
    <style:style style:name="P95" style:family="paragraph" style:parent-style-name="Standard" style:list-style-name="L8">
      <style:text-properties officeooo:rsid="000c0a47" officeooo:paragraph-rsid="01492722" fo:background-color="transparent"/>
    </style:style>
    <style:style style:name="P96" style:family="paragraph" style:parent-style-name="Table_20_Contents">
      <style:text-properties officeooo:paragraph-rsid="0140dc0e"/>
    </style:style>
    <style:style style:name="P97" style:family="paragraph" style:parent-style-name="Table_20_Header">
      <style:paragraph-properties fo:orphans="0" fo:widows="0"/>
      <style:text-properties officeooo:paragraph-rsid="013acb8f"/>
    </style:style>
    <style:style style:name="P98" style:family="paragraph" style:parent-style-name="Table_20_Header">
      <style:paragraph-properties fo:orphans="0" fo:widows="0"/>
      <style:text-properties officeooo:paragraph-rsid="00bf40d1" fo:background-color="transparent"/>
    </style:style>
    <style:style style:name="P99" style:family="paragraph" style:parent-style-name="Table_20_Heading">
      <style:text-properties officeooo:paragraph-rsid="0140dc0e"/>
    </style:style>
    <style:style style:name="P100" style:family="paragraph" style:parent-style-name="Table_20_Paragraph">
      <style:paragraph-properties fo:orphans="0" fo:widows="0"/>
      <style:text-properties officeooo:paragraph-rsid="00f8cb01"/>
    </style:style>
    <style:style style:name="P101" style:family="paragraph" style:parent-style-name="Table_20_Paragraph">
      <style:paragraph-properties fo:orphans="0" fo:widows="0"/>
      <style:text-properties officeooo:paragraph-rsid="01279426"/>
    </style:style>
    <style:style style:name="P102" style:family="paragraph" style:parent-style-name="Table_20_Paragraph">
      <style:paragraph-properties fo:orphans="0" fo:widows="0"/>
      <style:text-properties officeooo:paragraph-rsid="013acb8f"/>
    </style:style>
    <style:style style:name="P103" style:family="paragraph" style:parent-style-name="Table_20_Paragraph">
      <style:paragraph-properties fo:orphans="0" fo:widows="0"/>
      <style:text-properties officeooo:paragraph-rsid="01160934"/>
    </style:style>
    <style:style style:name="P104" style:family="paragraph" style:parent-style-name="Table_20_Paragraph">
      <style:paragraph-properties fo:orphans="0" fo:widows="0"/>
      <style:text-properties officeooo:rsid="00f8cb01" officeooo:paragraph-rsid="00f8cb01" style:font-name-asian="Times New Roman1"/>
    </style:style>
    <style:style style:name="P105" style:family="paragraph" style:parent-style-name="Table_20_Paragraph">
      <style:paragraph-properties fo:orphans="0" fo:widows="0"/>
      <style:text-properties officeooo:rsid="00f95e73" officeooo:paragraph-rsid="00f95e73" style:font-name-asian="Times New Roman1"/>
    </style:style>
    <style:style style:name="P106" style:family="paragraph" style:parent-style-name="Table_20_Paragraph">
      <style:paragraph-properties fo:orphans="0" fo:widows="0"/>
      <style:text-properties officeooo:rsid="00ea85ea" officeooo:paragraph-rsid="00ea85ea"/>
    </style:style>
    <style:style style:name="P107" style:family="paragraph" style:parent-style-name="Table_20_Paragraph">
      <style:paragraph-properties fo:orphans="0" fo:widows="0"/>
      <style:text-properties officeooo:paragraph-rsid="00bf40d1" fo:background-color="transparent"/>
    </style:style>
    <style:style style:name="P108" style:family="paragraph" style:parent-style-name="Text_20_body" style:list-style-name="L1">
      <style:text-properties officeooo:rsid="00c54395" officeooo:paragraph-rsid="00c54395"/>
    </style:style>
    <style:style style:name="P109" style:family="paragraph" style:parent-style-name="Text_20_body" style:list-style-name="L1">
      <style:text-properties fo:font-style="normal" officeooo:rsid="00c54395" officeooo:paragraph-rsid="00c54395" style:language-asian="zh" style:country-asian="CN" style:font-style-asian="normal" style:font-style-complex="normal"/>
    </style:style>
    <style:style style:name="P110" style:family="paragraph" style:parent-style-name="Text_20_body" style:list-style-name="L1">
      <style:text-properties fo:font-style="normal" officeooo:rsid="00c62cb7" officeooo:paragraph-rsid="00c62cb7" style:language-asian="zh" style:country-asian="CN" style:font-style-asian="normal" style:font-style-complex="normal"/>
    </style:style>
    <style:style style:name="P111" style:family="paragraph" style:parent-style-name="Text_20_body" style:list-style-name="L1">
      <style:text-properties officeooo:rsid="00c811e8" officeooo:paragraph-rsid="00c811e8"/>
    </style:style>
    <style:style style:name="P112" style:family="paragraph" style:parent-style-name="Text_20_body" style:list-style-name="L2">
      <style:paragraph-properties fo:margin-top="0.002cm" fo:margin-bottom="0.499cm" style:contextual-spacing="false"/>
      <style:text-properties officeooo:paragraph-rsid="00f42235"/>
    </style:style>
    <style:style style:name="P113" style:family="paragraph" style:parent-style-name="Text_20_body" style:list-style-name="L2">
      <style:paragraph-properties fo:margin-top="0.002cm" fo:margin-bottom="0.499cm" style:contextual-spacing="false"/>
      <style:text-properties officeooo:paragraph-rsid="00f68ed8"/>
    </style:style>
    <style:style style:name="P114" style:family="paragraph" style:parent-style-name="Text_20_body" style:list-style-name="L5">
      <style:text-properties officeooo:paragraph-rsid="009146a0"/>
    </style:style>
    <style:style style:name="P115" style:family="paragraph" style:parent-style-name="Text_20_body" style:list-style-name="L5">
      <style:paragraph-properties fo:margin-top="0.002cm" fo:margin-bottom="0.499cm" style:contextual-spacing="false"/>
      <style:text-properties officeooo:paragraph-rsid="009146a0"/>
    </style:style>
    <style:style style:name="P116" style:family="paragraph" style:parent-style-name="Text_20_body" style:list-style-name="L6">
      <style:text-properties officeooo:paragraph-rsid="009146a0"/>
    </style:style>
    <style:style style:name="P117" style:family="paragraph" style:parent-style-name="Text_20_body" style:list-style-name="L6">
      <style:paragraph-properties fo:margin-top="0.002cm" fo:margin-bottom="0.499cm" style:contextual-spacing="false"/>
      <style:text-properties officeooo:paragraph-rsid="009146a0"/>
    </style:style>
    <style:style style:name="P118" style:family="paragraph" style:parent-style-name="Text_20_body">
      <style:paragraph-properties fo:margin-top="0.002cm" fo:margin-bottom="0.499cm" style:contextual-spacing="false"/>
      <style:text-properties officeooo:paragraph-rsid="01149731"/>
    </style:style>
    <style:style style:name="P119" style:family="paragraph" style:parent-style-name="Text_20_body">
      <style:text-properties officeooo:rsid="011f41be" officeooo:paragraph-rsid="011f41be" fo:background-color="#ffff00"/>
    </style:style>
    <style:style style:name="P120" style:family="paragraph" style:parent-style-name="Text_20_body">
      <style:paragraph-properties fo:margin-top="0.002cm" fo:margin-bottom="0.499cm" style:contextual-spacing="false"/>
      <style:text-properties officeooo:paragraph-rsid="009146a0"/>
    </style:style>
    <style:style style:name="P121" style:family="paragraph" style:parent-style-name="Text_20_body">
      <style:paragraph-properties fo:margin-top="0.002cm" fo:margin-bottom="0.499cm" style:contextual-spacing="false"/>
      <style:text-properties officeooo:paragraph-rsid="011ef7ef"/>
    </style:style>
    <style:style style:name="P122" style:family="paragraph" style:parent-style-name="Text_20_body">
      <style:text-properties officeooo:paragraph-rsid="00fbfb68"/>
    </style:style>
    <style:style style:name="P123" style:family="paragraph" style:parent-style-name="Text_20_body">
      <style:text-properties style:font-name="Cambria" fo:font-size="11pt" fo:language="en" fo:country="GB" officeooo:rsid="00bd734a" fo:background-color="transparent" style:font-size-asian="11pt" style:font-name-complex="Arial1" style:font-size-complex="11pt"/>
    </style:style>
    <style:style style:name="P124" style:family="paragraph" style:parent-style-name="Text_20_body">
      <style:paragraph-properties fo:margin-top="0.002cm" fo:margin-bottom="0.499cm" style:contextual-spacing="false"/>
      <style:text-properties officeooo:rsid="01339fd6" officeooo:paragraph-rsid="01339fd6"/>
    </style:style>
    <style:style style:name="P125" style:family="paragraph" style:parent-style-name="Text_20_body">
      <style:text-properties officeooo:rsid="00f12f64" officeooo:paragraph-rsid="0103fff6"/>
    </style:style>
    <style:style style:name="P126" style:family="paragraph" style:parent-style-name="Text_20_body">
      <style:text-properties officeooo:rsid="01369b39" officeooo:paragraph-rsid="01369b39"/>
    </style:style>
    <style:style style:name="P127" style:family="paragraph" style:parent-style-name="Text_20_body" style:list-style-name="L1">
      <style:text-properties officeooo:rsid="01385f9d" officeooo:paragraph-rsid="01385f9d"/>
    </style:style>
    <style:style style:name="P128" style:family="paragraph" style:parent-style-name="Text_20_body">
      <style:text-properties officeooo:rsid="013ea856" officeooo:paragraph-rsid="013ea856"/>
    </style:style>
    <style:style style:name="P129" style:family="paragraph" style:parent-style-name="Text_20_body">
      <style:paragraph-properties fo:margin-top="0.002cm" fo:margin-bottom="0.499cm" style:contextual-spacing="false"/>
      <style:text-properties officeooo:paragraph-rsid="0140dc0e"/>
    </style:style>
    <style:style style:name="P130" style:family="paragraph" style:parent-style-name="Text_20_body">
      <style:text-properties officeooo:paragraph-rsid="0140dc0e"/>
    </style:style>
    <style:style style:name="P131" style:family="paragraph" style:parent-style-name="Text_20_body">
      <style:paragraph-properties fo:margin-top="0.002cm" fo:margin-bottom="0.499cm" style:contextual-spacing="false"/>
      <style:text-properties officeooo:paragraph-rsid="0141e9fc"/>
    </style:style>
    <style:style style:name="P132" style:family="paragraph" style:parent-style-name="Text_20_body" style:list-style-name="L7">
      <style:paragraph-properties fo:margin-top="0.002cm" fo:margin-bottom="0.499cm" style:contextual-spacing="false"/>
      <style:text-properties officeooo:paragraph-rsid="0141e9fc"/>
    </style:style>
    <style:style style:name="P133" style:family="paragraph" style:parent-style-name="Text_20_body">
      <style:paragraph-properties fo:margin-top="0.002cm" fo:margin-bottom="0.499cm" style:contextual-spacing="false"/>
      <style:text-properties officeooo:paragraph-rsid="014344a1"/>
    </style:style>
    <style:style style:name="P134" style:family="paragraph" style:parent-style-name="Text_20_body">
      <style:paragraph-properties fo:margin-top="0.002cm" fo:margin-bottom="0.499cm" style:contextual-spacing="false"/>
      <style:text-properties officeooo:paragraph-rsid="0144fe1f"/>
    </style:style>
    <style:style style:name="P135" style:family="paragraph" style:parent-style-name="Text_20_body">
      <style:paragraph-properties fo:margin-top="0.002cm" fo:margin-bottom="0.499cm" style:contextual-spacing="false"/>
      <style:text-properties officeooo:paragraph-rsid="014524e4"/>
    </style:style>
    <style:style style:name="P136" style:family="paragraph" style:parent-style-name="Text_20_body">
      <style:text-properties officeooo:rsid="01354da3" officeooo:paragraph-rsid="01354da3" fo:background-color="transparent"/>
    </style:style>
    <style:style style:name="P137" style:family="paragraph" style:parent-style-name="Text_20_body">
      <style:text-properties officeooo:rsid="0135af7a" officeooo:paragraph-rsid="0135af7a" fo:background-color="transparent"/>
    </style:style>
    <style:style style:name="P138" style:family="paragraph" style:parent-style-name="Text_20_body">
      <style:text-properties officeooo:rsid="00bd734a" officeooo:paragraph-rsid="00bd734a" fo:background-color="transparent"/>
    </style:style>
    <style:style style:name="P139" style:family="paragraph" style:parent-style-name="Text_20_body">
      <style:paragraph-properties fo:margin-top="0.002cm" fo:margin-bottom="0.499cm" style:contextual-spacing="false"/>
      <style:text-properties officeooo:rsid="011d2018" officeooo:paragraph-rsid="011d2018" fo:background-color="transparent"/>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10e8d5c"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4bb098"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9" style:family="text">
      <style:text-properties style:font-name="Times New Roman" fo:font-size="24pt" fo:language="en" fo:country="GB" fo:font-weight="bold" officeooo:rsid="00c39888" style:font-name-asian="SimSun" style:font-size-asian="24pt" style:language-asian="zh" style:country-asian="CN" style:font-weight-asian="bold" style:font-name-complex="Times New Roman1" style:font-size-complex="12pt"/>
    </style:style>
    <style:style style:name="T10" style:family="text">
      <style:text-properties style:font-name="Times New Roman" fo:language="en" fo:country="GB" style:font-name-complex="Times New Roman1"/>
    </style:style>
    <style:style style:name="T11" style:family="text">
      <style:text-properties style:font-name="Times New Roman" fo:font-size="12pt" style:font-size-asian="12pt" style:font-name-complex="Times New Roman1"/>
    </style:style>
    <style:style style:name="T12" style:family="text">
      <style:text-properties fo:language="en" fo:country="GB"/>
    </style:style>
    <style:style style:name="T13" style:family="text">
      <style:text-properties fo:language="en" fo:country="GB" fo:background-color="#ffff00" loext:char-shading-value="0"/>
    </style:style>
    <style:style style:name="T14" style:family="text">
      <style:text-properties fo:language="en" fo:country="GB" officeooo:rsid="00bba6d9" fo:background-color="#ffff00" loext:char-shading-value="0"/>
    </style:style>
    <style:style style:name="T15" style:family="text">
      <style:text-properties fo:language="en" fo:country="GB" officeooo:rsid="00bba6d9"/>
    </style:style>
    <style:style style:name="T16" style:family="text">
      <style:text-properties fo:language="en" fo:country="GB" officeooo:rsid="00ea85ea"/>
    </style:style>
    <style:style style:name="T17" style:family="text">
      <style:text-properties fo:language="en" fo:country="GB" fo:font-style="normal" officeooo:rsid="00f867b4" style:font-style-asian="normal" style:font-style-complex="normal"/>
    </style:style>
    <style:style style:name="T18" style:family="text">
      <style:text-properties fo:language="en" fo:country="GB" officeooo:rsid="010489e4"/>
    </style:style>
    <style:style style:name="T19" style:family="text">
      <style:text-properties fo:language="en" fo:country="GB" style:font-name-complex="Arial1"/>
    </style:style>
    <style:style style:name="T20" style:family="text">
      <style:text-properties fo:language="en" fo:country="GB" officeooo:rsid="00f12f64"/>
    </style:style>
    <style:style style:name="T21" style:family="text">
      <style:text-properties fo:language="en" fo:country="GB" officeooo:rsid="0104ef52"/>
    </style:style>
    <style:style style:name="T22"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23"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24" style:family="text">
      <style:text-properties fo:font-style="italic" style:font-style-asian="italic" style:font-style-complex="italic"/>
    </style:style>
    <style:style style:name="T25" style:family="text">
      <style:text-properties fo:font-style="italic" officeooo:rsid="00958adc" style:font-style-asian="italic" style:font-style-complex="italic"/>
    </style:style>
    <style:style style:name="T26" style:family="text">
      <style:text-properties fo:font-style="italic" officeooo:rsid="0144fe1f" style:font-style-asian="italic" style:font-style-complex="italic"/>
    </style:style>
    <style:style style:name="T27" style:family="text">
      <style:text-properties fo:font-style="italic" officeooo:rsid="01160934" style:font-style-asian="italic" style:font-style-complex="italic"/>
    </style:style>
    <style:style style:name="T28" style:family="text">
      <style:text-properties fo:font-style="italic" officeooo:rsid="00cf6135" style:language-asian="zh" style:country-asian="CN" style:font-style-asian="italic" style:font-style-complex="italic"/>
    </style:style>
    <style:style style:name="T29" style:family="text">
      <style:text-properties fo:font-style="italic" fo:font-weight="normal" officeooo:rsid="014344a1"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fo:font-style="normal" officeooo:rsid="00958adc" style:font-style-asian="normal" style:font-style-complex="normal"/>
    </style:style>
    <style:style style:name="T32" style:family="text">
      <style:text-properties fo:font-style="normal" officeooo:rsid="00f6df1c" style:font-style-asian="normal" style:font-style-complex="normal"/>
    </style:style>
    <style:style style:name="T33" style:family="text">
      <style:text-properties fo:font-style="normal" officeooo:rsid="00f867b4" style:font-style-asian="normal" style:font-style-complex="normal"/>
    </style:style>
    <style:style style:name="T34" style:family="text">
      <style:text-properties fo:font-style="normal" style:language-asian="zh" style:country-asian="CN" style:font-style-asian="normal" style:font-style-complex="normal"/>
    </style:style>
    <style:style style:name="T35" style:family="text">
      <style:text-properties fo:font-style="normal" officeooo:rsid="000d9a7a" style:language-asian="zh" style:country-asian="CN" style:font-style-asian="normal" style:font-style-complex="normal"/>
    </style:style>
    <style:style style:name="T36" style:family="text">
      <style:text-properties fo:font-style="normal" officeooo:rsid="00c9a228" style:language-asian="zh" style:country-asian="CN" style:font-style-asian="normal" style:font-style-complex="normal"/>
    </style:style>
    <style:style style:name="T37" style:family="text">
      <style:text-properties fo:font-style="normal" officeooo:rsid="00c9af25" style:language-asian="zh" style:country-asian="CN" style:font-style-asian="normal" style:font-style-complex="normal"/>
    </style:style>
    <style:style style:name="T38" style:family="text">
      <style:text-properties fo:font-style="normal" officeooo:rsid="00cf6135" style:language-asian="zh" style:country-asian="CN" style:font-style-asian="normal" style:font-style-complex="normal"/>
    </style:style>
    <style:style style:name="T39" style:family="text">
      <style:text-properties style:language-asian="zh" style:country-asian="CN"/>
    </style:style>
    <style:style style:name="T40" style:family="text">
      <style:text-properties officeooo:rsid="001ef9a4" style:language-asian="zh" style:country-asian="CN"/>
    </style:style>
    <style:style style:name="T41" style:family="text">
      <style:text-properties officeooo:rsid="00f6df1c" style:language-asian="zh" style:country-asian="CN"/>
    </style:style>
    <style:style style:name="T42" style:family="text">
      <style:text-properties officeooo:rsid="00b3a396" style:language-asian="zh" style:country-asian="CN"/>
    </style:style>
    <style:style style:name="T43" style:family="text">
      <style:text-properties officeooo:rsid="01345ca9" style:language-asian="zh" style:country-asian="CN"/>
    </style:style>
    <style:style style:name="T44" style:family="text">
      <style:text-properties style:font-name="Courier New"/>
    </style:style>
    <style:style style:name="T45" style:family="text">
      <style:text-properties officeooo:rsid="0092c370"/>
    </style:style>
    <style:style style:name="T46" style:family="text">
      <style:text-properties fo:background-color="#ffff00" loext:char-shading-value="0"/>
    </style:style>
    <style:style style:name="T47" style:family="text">
      <style:text-properties officeooo:rsid="01160934" fo:background-color="#ffff00" loext:char-shading-value="0"/>
    </style:style>
    <style:style style:name="T48" style:family="text">
      <style:text-properties officeooo:rsid="01199694" fo:background-color="#ffff00" loext:char-shading-value="0"/>
    </style:style>
    <style:style style:name="T49" style:family="text">
      <style:text-properties fo:background-color="#ffff00" loext:char-shading-value="0"/>
    </style:style>
    <style:style style:name="T50" style:family="text">
      <style:text-properties officeooo:rsid="0135af7a" fo:background-color="#ffff00" loext:char-shading-value="0"/>
    </style:style>
    <style:style style:name="T51" style:family="text">
      <style:text-properties officeooo:rsid="0014d86e" fo:background-color="#ffff00" loext:char-shading-value="0"/>
    </style:style>
    <style:style style:name="T52" style:family="text">
      <style:text-properties officeooo:rsid="013dbe9e" fo:background-color="#ffff00" loext:char-shading-value="0"/>
    </style:style>
    <style:style style:name="T53" style:family="text">
      <style:text-properties officeooo:rsid="013ea5a6" fo:background-color="#ffff00" loext:char-shading-value="0"/>
    </style:style>
    <style:style style:name="T54" style:family="text">
      <style:text-properties officeooo:rsid="01492722" fo:background-color="#ffff00" loext:char-shading-value="0"/>
    </style:style>
    <style:style style:name="T55" style:family="text">
      <style:text-properties officeooo:rsid="014d1731" fo:background-color="#ffff00" loext:char-shading-value="0"/>
    </style:style>
    <style:style style:name="T56" style:family="text">
      <style:text-properties officeooo:rsid="00a4cb85"/>
    </style:style>
    <style:style style:name="T57" style:family="text">
      <style:text-properties style:font-name="Arial" fo:font-size="10pt" style:font-name-asian="Times New Roman1" style:font-size-asian="10pt" style:font-size-complex="10pt"/>
    </style:style>
    <style:style style:name="T58" style:family="text">
      <style:text-properties style:text-position="super 58%"/>
    </style:style>
    <style:style style:name="T59" style:family="text">
      <style:text-properties style:text-position="super 58%" fo:language="en" fo:country="GB"/>
    </style:style>
    <style:style style:name="T60" style:family="text">
      <style:text-properties officeooo:rsid="00adc2b1"/>
    </style:style>
    <style:style style:name="T61" style:family="text">
      <style:text-properties officeooo:rsid="00aec4fe"/>
    </style:style>
    <style:style style:name="T62" style:family="text">
      <style:text-properties officeooo:rsid="00b82d48"/>
    </style:style>
    <style:style style:name="T63" style:family="text">
      <style:text-properties officeooo:rsid="00b9c207"/>
    </style:style>
    <style:style style:name="T64" style:family="text">
      <style:text-properties officeooo:rsid="00bb71c7"/>
    </style:style>
    <style:style style:name="T65" style:family="text">
      <style:text-properties style:font-name="Cambria" fo:font-size="11pt" fo:language="en" fo:country="GB" style:font-size-asian="11pt" style:font-name-complex="Arial1" style:font-size-complex="11pt"/>
    </style:style>
    <style:style style:name="T66" style:family="text">
      <style:text-properties style:font-name="Cambria" fo:font-size="11pt" fo:language="en" fo:country="GB" officeooo:rsid="00bd734a" style:font-size-asian="11pt" style:font-name-complex="Arial1" style:font-size-complex="11pt"/>
    </style:style>
    <style:style style:name="T67" style:family="text">
      <style:text-properties style:font-name="Cambria" fo:font-size="11pt" fo:language="en" fo:country="GB" officeooo:rsid="00bf40d1" style:font-size-asian="11pt" style:font-name-complex="Arial1" style:font-size-complex="11pt"/>
    </style:style>
    <style:style style:name="T68" style:family="text">
      <style:text-properties officeooo:rsid="00bf40d1"/>
    </style:style>
    <style:style style:name="T69" style:family="text">
      <style:text-properties officeooo:rsid="00cd99a4"/>
    </style:style>
    <style:style style:name="T70" style:family="text">
      <style:text-properties officeooo:rsid="00d0da57"/>
    </style:style>
    <style:style style:name="T71" style:family="text">
      <style:text-properties officeooo:rsid="00d15cb3"/>
    </style:style>
    <style:style style:name="T72" style:family="text">
      <style:text-properties officeooo:rsid="00d54599"/>
    </style:style>
    <style:style style:name="T73" style:family="text">
      <style:text-properties officeooo:rsid="00d706f4"/>
    </style:style>
    <style:style style:name="T74" style:family="text">
      <style:text-properties officeooo:rsid="00d77071"/>
    </style:style>
    <style:style style:name="T75" style:family="text">
      <style:text-properties officeooo:rsid="00d89f26"/>
    </style:style>
    <style:style style:name="T76" style:family="text">
      <style:text-properties officeooo:rsid="00e50097"/>
    </style:style>
    <style:style style:name="T77" style:family="text">
      <style:text-properties officeooo:rsid="00e6583c"/>
    </style:style>
    <style:style style:name="T78" style:family="text">
      <style:text-properties officeooo:rsid="00e7b157"/>
    </style:style>
    <style:style style:name="T79" style:family="text">
      <style:text-properties officeooo:rsid="00f12f64"/>
    </style:style>
    <style:style style:name="T80" style:family="text">
      <style:text-properties officeooo:rsid="000c4d80"/>
    </style:style>
    <style:style style:name="T81" style:family="text">
      <style:text-properties officeooo:rsid="00f562eb"/>
    </style:style>
    <style:style style:name="T82" style:family="text">
      <style:text-properties officeooo:rsid="00f68ed8"/>
    </style:style>
    <style:style style:name="T83" style:family="text">
      <style:text-properties officeooo:rsid="00f8cb01"/>
    </style:style>
    <style:style style:name="T84" style:family="text">
      <style:text-properties officeooo:rsid="00f95e73"/>
    </style:style>
    <style:style style:name="T85" style:family="text">
      <style:text-properties officeooo:rsid="00fbfb68"/>
    </style:style>
    <style:style style:name="T86" style:family="text">
      <style:text-properties officeooo:rsid="00ff78a7"/>
    </style:style>
    <style:style style:name="T87" style:family="text">
      <style:text-properties officeooo:rsid="010489e4"/>
    </style:style>
    <style:style style:name="T88" style:family="text">
      <style:text-properties officeooo:rsid="0104ef52"/>
    </style:style>
    <style:style style:name="T89" style:family="text">
      <style:text-properties style:font-name-asian="Times New Roman1"/>
    </style:style>
    <style:style style:name="T90" style:family="text">
      <style:text-properties officeooo:rsid="0106bc3f"/>
    </style:style>
    <style:style style:name="T91" style:family="text">
      <style:text-properties officeooo:rsid="01102ea5"/>
    </style:style>
    <style:style style:name="T92" style:family="text">
      <style:text-properties officeooo:rsid="01107bb0"/>
    </style:style>
    <style:style style:name="T93" style:family="text">
      <style:text-properties officeooo:rsid="0111c48e"/>
    </style:style>
    <style:style style:name="T94" style:family="text">
      <style:text-properties officeooo:rsid="01160934"/>
    </style:style>
    <style:style style:name="T95" style:family="text">
      <style:text-properties officeooo:rsid="01199694"/>
    </style:style>
    <style:style style:name="T96" style:family="text">
      <style:text-properties officeooo:rsid="01199694"/>
    </style:style>
    <style:style style:name="T97" style:family="text">
      <style:text-properties officeooo:rsid="011ef7ef"/>
    </style:style>
    <style:style style:name="T98" style:family="text">
      <style:text-properties officeooo:rsid="0120d101"/>
    </style:style>
    <style:style style:name="T99" style:family="text">
      <style:text-properties officeooo:rsid="01248298"/>
    </style:style>
    <style:style style:name="T100" style:family="text">
      <style:text-properties officeooo:rsid="01279426"/>
    </style:style>
    <style:style style:name="T101" style:family="text">
      <style:text-properties officeooo:rsid="012a4067"/>
    </style:style>
    <style:style style:name="T102" style:family="text">
      <style:text-properties officeooo:rsid="012be5f7"/>
    </style:style>
    <style:style style:name="T103" style:family="text">
      <style:text-properties officeooo:rsid="012d9dbb"/>
    </style:style>
    <style:style style:name="T104" style:family="text">
      <style:text-properties officeooo:rsid="0130c0fa"/>
    </style:style>
    <style:style style:name="T105" style:family="text">
      <style:text-properties fo:font-variant="normal" fo:text-transform="none" fo:color="#000000" loext:opacity="100%" style:text-line-through-style="none" style:text-line-through-type="none" style:font-name="Cambria3" fo:font-size="11pt" fo:font-style="normal" style:text-underline-style="none" fo:font-weight="normal" style:text-blinking="false" fo:background-color="transparent" loext:char-shading-value="0"/>
    </style:style>
    <style:style style:name="T106" style:family="text">
      <style:text-properties fo:font-variant="normal" fo:text-transform="none" fo:color="#000000" loext:opacity="100%" style:text-line-through-style="none" style:text-line-through-type="none" style:font-name="Cambria3" fo:font-size="11pt" fo:font-style="normal" style:text-underline-style="none" fo:font-weight="normal" officeooo:rsid="01279426" style:text-blinking="false" fo:background-color="transparent" loext:char-shading-value="0"/>
    </style:style>
    <style:style style:name="T107" style:family="text">
      <style:text-properties fo:font-variant="normal" fo:text-transform="none" fo:color="#000000" loext:opacity="100%" style:text-line-through-style="none" style:text-line-through-type="none" style:font-name="Cambria3" fo:font-size="11pt" fo:font-style="normal" style:text-underline-style="none" fo:font-weight="normal" officeooo:rsid="013242b6" style:text-blinking="false" fo:background-color="transparent" loext:char-shading-value="0"/>
    </style:style>
    <style:style style:name="T108" style:family="text">
      <style:text-properties officeooo:rsid="01354da3"/>
    </style:style>
    <style:style style:name="T109" style:family="text">
      <style:text-properties officeooo:rsid="0135af7a"/>
    </style:style>
    <style:style style:name="T110" style:family="text">
      <style:text-properties officeooo:rsid="0135af7a"/>
    </style:style>
    <style:style style:name="T111" style:family="text">
      <style:text-properties officeooo:rsid="013634b0"/>
    </style:style>
    <style:style style:name="T112" style:family="text">
      <style:text-properties officeooo:rsid="01369b39"/>
    </style:style>
    <style:style style:name="T113" style:family="text">
      <style:text-properties officeooo:rsid="0014d86e"/>
    </style:style>
    <style:style style:name="T114" style:family="text">
      <style:text-properties officeooo:rsid="0014d86e"/>
    </style:style>
    <style:style style:name="T115" style:family="text">
      <style:text-properties officeooo:rsid="0016c6e2"/>
    </style:style>
    <style:style style:name="T116" style:family="text">
      <style:text-properties officeooo:rsid="0014f660"/>
    </style:style>
    <style:style style:name="T117" style:family="text">
      <style:text-properties officeooo:rsid="01385f9d"/>
    </style:style>
    <style:style style:name="T118" style:family="text">
      <style:text-properties officeooo:rsid="0139bf7e"/>
    </style:style>
    <style:style style:name="T119" style:family="text">
      <style:text-properties officeooo:rsid="013dbe9e"/>
    </style:style>
    <style:style style:name="T120" style:family="text">
      <style:text-properties officeooo:rsid="013ea5a6"/>
    </style:style>
    <style:style style:name="T121" style:family="text"/>
    <style:style style:name="T122" style:family="text">
      <style:text-properties officeooo:rsid="0140dc0e"/>
    </style:style>
    <style:style style:name="T123" style:family="text">
      <style:text-properties officeooo:rsid="0141e9fc"/>
    </style:style>
    <style:style style:name="T124" style:family="text">
      <style:text-properties officeooo:rsid="014344a1"/>
    </style:style>
    <style:style style:name="T125" style:family="text">
      <style:text-properties fo:font-weight="bold" style:font-weight-asian="bold" style:font-weight-complex="bold"/>
    </style:style>
    <style:style style:name="T126" style:family="text">
      <style:text-properties fo:font-weight="bold" officeooo:rsid="0014d86e" style:font-weight-asian="bold" style:font-weight-complex="bold"/>
    </style:style>
    <style:style style:name="T127" style:family="text">
      <style:text-properties fo:font-weight="bold" officeooo:rsid="0014d86e" style:font-weight-asian="bold" style:font-weight-complex="bold"/>
    </style:style>
    <style:style style:name="T128" style:family="text">
      <style:text-properties fo:font-weight="bold" officeooo:rsid="0014d86e" fo:background-color="#ffff00" loext:char-shading-value="0" style:font-weight-asian="bold" style:font-weight-complex="bold"/>
    </style:style>
    <style:style style:name="T129" style:family="text">
      <style:text-properties officeooo:rsid="0144fe1f"/>
    </style:style>
    <style:style style:name="T130" style:family="text">
      <style:text-properties officeooo:rsid="014524e4"/>
    </style:style>
    <style:style style:name="T131" style:family="text">
      <style:text-properties officeooo:rsid="0148bd3a"/>
    </style:style>
    <style:style style:name="T132" style:family="text">
      <style:text-properties officeooo:rsid="01492722"/>
    </style:style>
    <style:style style:name="T133" style:family="text">
      <style:text-properties officeooo:rsid="01492722"/>
    </style:style>
    <style:style style:name="T134" style:family="text">
      <style:text-properties officeooo:rsid="014d1731"/>
    </style:style>
    <style:style style:name="T135" style:family="text">
      <style:text-properties officeooo:rsid="014de5e3"/>
    </style:style>
    <style:style style:name="T136" style:family="text">
      <style:text-properties officeooo:rsid="014e0996"/>
    </style:style>
    <style:style style:name="T137" style:family="text">
      <style:text-properties officeooo:rsid="0150052a"/>
    </style:style>
    <style:style style:name="T138" style:family="text">
      <style:text-properties fo:background-color="transparent" loext:char-shading-value="0"/>
    </style:style>
    <style:style style:name="T139" style:family="text">
      <style:text-properties fo:background-color="transparent" loext:char-shading-value="0"/>
    </style:style>
    <style:style style:name="T140"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loext:marker-style-name="T1"><text:span text:style-name="T1">INTERNATIONAL ORGANISATION FOR STANDARDISATION</text:span></text:p>
      <text:p text:style-name="P73" loext:marker-style-name="T1"><text:span text:style-name="T1">ORGANISATION INTERNATIONALE DE NORMALISATION</text:span></text:p>
      <text:p text:style-name="P73" loext:marker-style-name="T1"><text:span text:style-name="T1">ISO/IEC JTC 1/SC 29/WG 3</text:span></text:p>
      <text:p text:style-name="P73" loext:marker-style-name="T1"><text:span text:style-name="T1">CODING OF MOVING PICTURES AND AUDIO</text:span></text:p>
      <text:p text:style-name="P74" loext:marker-style-name="T12"/>
      <text:p text:style-name="P76" loext:marker-style-name="T8"><text:span text:style-name="T2">ISO/IEC JTC 1/SC 29/WG 3 </text:span><text:span text:style-name="T8">m</text:span><text:span text:style-name="T10"> </text:span><text:span text:style-name="T9">YYYYY</text:span></text:p>
      <text:p text:style-name="P76" loext:marker-style-name="T2"><text:span text:style-name="T2">Geneva, Switzerland – </text:span><text:span text:style-name="T3">September</text:span><text:span text:style-name="T2"> 2023</text:span></text:p>
      <text:p text:style-name="P77" loext:marker-style-name="T11"/>
      <text:p text:style-name="P79" loext:marker-style-name="T4"><text:span text:style-name="T4">Title: </text:span><text:span text:style-name="T7">C</text:span><text:span text:style-name="T6">hanges</text:span><text:span text:style-name="T23"> to support larger character sets and new features</text:span></text:p>
      <text:p text:style-name="P80" loext:marker-style-name="T22"/>
      <text:p text:style-name="P79" loext:marker-style-name="T4"><text:span text:style-name="T4">Author: Dave Crossland (Google Inc., dcrossland@google.com), Behdad Esfahbod (behdad@behdad.org), Laurence Penn</text:span><text:span text:style-name="T5">e</text:span><text:span text:style-name="T4">y (lorp@lorp.org), Liam Quin (Delightful Computing, liam@delightfulcomputing.com), Rod Sheeter (Google Inc., rsheeter@google.com)</text:span></text:p>
      <text:p text:style-name="P78" loext:marker-style-name="T4"/>
      <text:p text:style-name="P78" loext:marker-style-name="T4"/>
      <text:h text:style-name="P55" text:outline-level="1" text:is-list-header="true">Introduction</text:h>
      <text:p text:style-name="P86">This proposal introduces new tables GLYF and LOCA. <text:span text:style-name="T117">These </text:span>mirror the existing glyf and loca tables but allow more glyphs <text:span text:style-name="T117">(24-bit glyph indices instead of 16-bit). The new tables </text:span>also to permit adding new features to glyph definitions while still being able to produce fonts that work with older software.</text:p>
      <text:p text:style-name="P86"><text:span text:style-name="T93">Other new tables are added as a consequence, as described below.</text:span></text:p>
      <text:p text:style-name="P87">The proposal enables the following:</text:p>
      <text:list text:style-name="L1">
        <text:list-item>
          <text:p text:style-name="P127"><text:span text:style-name="T34">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span></text:p>
        </text:list-item>
        <text:list-item>
          <text:p text:style-name="P108"><text:span text:style-name="T34">The maximum number of glyphs in a font is increased from 65,535 (16 bit</text:span><text:span text:style-name="T35">s</text:span><text:span text:style-name="T34">) to 16,777,216 (24 bit</text:span><text:span text:style-name="T35">s</text:span><text:span text:style-name="T34">).</text:span></text:p>
          <text:p text:style-name="P109">Note: The entire Unicode space is approximately 21 bits. However, the new table is versioned, so that if 24-bits becomes a problem the number could be raised and multi-gigabyte font files could be introduced.</text:p>
        </text:list-item>
      </text:list>
      <text:p text:style-name="P33">In addition to increasing the maximum number of glyphs, and hence extending the glyph ID to be a 24-bit number, this proposal also address some limitations in the glyph data itself, as follows:</text:p>
      <text:list text:continue-numbering="true" text:style-name="L1">
        <text:list-item>
          <text:p text:style-name="P110">The glyph path data is extended to allow individual glyphs to contain both cubic and quadratic Bézier curves.</text:p>
        </text:list-item>
        <text:list-item>
          <text:p text:style-name="P111"><text:span text:style-name="T34">The glyph table format is also extended to support Variable Composite glyphs, which can refer to variable components. </text:span><text:span text:style-name="T36">These variable components </text:span><text:span text:style-name="T37">can </text:span><text:span text:style-name="T36">have transformation </text:span><text:span text:style-name="T37">matrices</text:span><text:span text:style-name="T36"> applied to them, </text:span><text:span text:style-name="T37">as well as variable font axis values.</text:span></text:p>
        </text:list-item>
      </text:list>
      <text:p text:style-name="P37"><text:span text:style-name="T28">Note:</text:span><text:span text:style-name="T38"> The table names GLYX and LOCX have also been suggested.</text:span></text:p>
      <text:p text:style-name="P6">In this proposal, the number of glyphs in the <text:span text:style-name="T70">GLYF table</text:span> <text:span text:style-name="T69">is</text:span> <text:span text:style-name="T70">the same as the number of entries in</text:span> the <text:span text:style-name="T70">LOCA</text:span> table. Moreover, tables that encode glyph indices as two-byte numbers are <text:span text:style-name="T91">either given new</text:span> versions of structures that encode 24-bit glyph indices, <text:span text:style-name="T91">or are replaced with new upper-case tables.</text:span></text:p>
      <text:p text:style-name="P88"><text:bookmark text:name="docs-internal-guid-62676aee-7fff-e219-1203-c80d67b83933"/>For tables where a new version with a new table tag is introduced, <text:span text:style-name="T99">that is, where there is a table with the same name in both upper and lower case, </text:span>if an implementation understands the new <text:span text:style-name="T99">upper-case-named </text:span>version, the <text:span text:style-name="T99">corresponding</text:span> <text:span text:style-name="T99">lower-case-named </text:span>table <text:span text:style-name="T99">shall be</text:span> ignored.</text:p>
      <text:p text:style-name="P118"><text:span text:style-name="T71">T</text:span>ables are also extended <text:span text:style-name="T71">where necessary </text:span>to use 24-bit offsets instead of 16-bit offsets to allow for <text:span text:style-name="T45">the </text:span>larger tables <text:span text:style-name="T45">that are </text:span>necessary for the larger number of glyphs.</text:p>
      <text:p text:style-name="P51">Where a new table has been introduced, such as GLYF or LOCA, the corresponding older table need not be present. Older software will not then be able to use the font unless it has a CFF alternative. But older software that does not understand more than the first 65534 glyphs in the font will be unable to access all the glyphs in any case, <text:span text:style-name="T78">and might not understand variable components or mixed cubic and quadratic paths</text:span>; sometimes this may be acceptable, in which case glyf and loca tables should be provided.</text:p>
      <text:p text:style-name="P52">Summary of new and changed tables <text:span text:style-name="T92">(in alphabetical order)</text:span>:</text:p>
      <table:table table:name="Table1" table:style-name="Table1" table:template-name="Default Style">
        <table:table-column table:style-name="Table1.A"/>
        <table:table-column table:style-name="Table1.B"/>
        <table:table-column table:style-name="Table1.C"/>
        <text:soft-page-break/>
        <table:table-row table:style-name="Table1.1">
          <table:table-cell table:style-name="Table1.A1" office:value-type="string">
            <text:p text:style-name="P44">Name</text:p>
          </table:table-cell>
          <table:table-cell table:style-name="Table1.A1" office:value-type="string">
            <text:p text:style-name="P45">Status</text:p>
          </table:table-cell>
          <table:table-cell table:style-name="Table1.C1" office:value-type="string">
            <text:p text:style-name="P45">Notes</text:p>
          </table:table-cell>
        </table:table-row>
        <table:table-row table:style-name="Table1.1">
          <table:table-cell table:style-name="Table1.A2" office:value-type="string">
            <text:p text:style-name="P46">cmap</text:p>
          </table:table-cell>
          <table:table-cell table:style-name="Table1.A2" office:value-type="string">
            <text:p text:style-name="P46">extended</text:p>
          </table:table-cell>
          <table:table-cell table:style-name="Table1.C2" office:value-type="string">
            <text:p text:style-name="P46">Format 16 is added, with 24-bit glyph IDs</text:p>
          </table:table-cell>
        </table:table-row>
        <table:table-row table:style-name="Table1.1">
          <table:table-cell table:style-name="Table1.A2" office:value-type="string">
            <text:p text:style-name="P46">GDEF</text:p>
          </table:table-cell>
          <table:table-cell table:style-name="Table1.A2" office:value-type="string">
            <text:p text:style-name="P46">changed</text:p>
          </table:table-cell>
          <table:table-cell table:style-name="Table1.C2" office:value-type="string">
            <text:p text:style-name="P46"><text:span text:style-name="T78">U</text:span><text:span text:style-name="T73">pdated to avoid overflow, </text:span><text:span text:style-name="T74">and for 24-bit Glyph IDs</text:span></text:p>
          </table:table-cell>
        </table:table-row>
        <table:table-row table:style-name="Table1.1">
          <table:table-cell table:style-name="Table1.A2" office:value-type="string">
            <text:p text:style-name="P46">GLYF</text:p>
          </table:table-cell>
          <table:table-cell table:style-name="Table1.A2" office:value-type="string">
            <text:p text:style-name="P46">new</text:p>
          </table:table-cell>
          <table:table-cell table:style-name="Table1.C2" office:value-type="string">
            <text:p text:style-name="P46"><text:span text:style-name="T76">Augmented version of</text:span> glyf; <text:span text:style-name="T75">length; variable composites; cubic segments </text:span></text:p>
          </table:table-cell>
        </table:table-row>
        <table:table-row table:style-name="Table1.1">
          <table:table-cell table:style-name="Table1.A2" office:value-type="string">
            <text:p text:style-name="P46">GPOS</text:p>
          </table:table-cell>
          <table:table-cell table:style-name="Table1.A2" office:value-type="string">
            <text:p text:style-name="P46">changed</text:p>
          </table:table-cell>
          <table:table-cell table:style-name="Table1.C2" office:value-type="string">
            <text:p text:style-name="P46"><text:span text:style-name="T78">U</text:span>pdated to avoid overflow, and for 24-bit Glyph IDs</text:p>
          </table:table-cell>
        </table:table-row>
        <table:table-row table:style-name="Table1.1">
          <table:table-cell table:style-name="Table1.A2" office:value-type="string">
            <text:p text:style-name="P46">GSUB</text:p>
          </table:table-cell>
          <table:table-cell table:style-name="Table1.A2" office:value-type="string">
            <text:p text:style-name="P46">changed</text:p>
          </table:table-cell>
          <table:table-cell table:style-name="Table1.C2" office:value-type="string">
            <text:p text:style-name="P46"><text:span text:style-name="T78">U</text:span><text:span text:style-name="T72">pdated to avoid overflow, </text:span><text:span text:style-name="T73">and for 24-bit Glyph IDs</text:span></text:p>
          </table:table-cell>
        </table:table-row>
        <table:table-row table:style-name="Table1.1">
          <table:table-cell table:style-name="Table1.A2" office:value-type="string">
            <text:p text:style-name="P47">GVAR</text:p>
          </table:table-cell>
          <table:table-cell table:style-name="Table1.A2" office:value-type="string">
            <text:p text:style-name="P48">new</text:p>
          </table:table-cell>
          <table:table-cell table:style-name="Table1.C2" office:value-type="string">
            <text:p text:style-name="P48"><text:span text:style-name="T76">Augmented version of</text:span> gvar to allow more entries <text:span text:style-name="T90">and to point to GLYF</text:span></text:p>
          </table:table-cell>
        </table:table-row>
        <table:table-row table:style-name="Table1.1">
          <table:table-cell table:style-name="Table1.A2" office:value-type="string">
            <text:p text:style-name="P50">HHEA</text:p>
          </table:table-cell>
          <table:table-cell table:style-name="Table1.A2" office:value-type="string">
            <text:p text:style-name="P50">new</text:p>
          </table:table-cell>
          <table:table-cell table:style-name="Table1.C2" office:value-type="string">
            <text:p text:style-name="P50">Same as hhea but with 32-bit numberOfHMetrics</text:p>
          </table:table-cell>
        </table:table-row>
        <table:table-row table:style-name="Table1.1">
          <table:table-cell table:style-name="Table1.A2" office:value-type="string">
            <text:p text:style-name="P46">HMTX</text:p>
          </table:table-cell>
          <table:table-cell table:style-name="Table1.A2" office:value-type="string">
            <text:p text:style-name="P46">new</text:p>
          </table:table-cell>
          <table:table-cell table:style-name="Table1.C2" office:value-type="string">
            <text:p text:style-name="P46"><text:span text:style-name="T77">Augmented version of</text:span> hmtx</text:p>
          </table:table-cell>
        </table:table-row>
        <table:table-row table:style-name="Table1.1">
          <table:table-cell table:style-name="Table1.A2" office:value-type="string">
            <text:p text:style-name="P46">kerx</text:p>
          </table:table-cell>
          <table:table-cell table:style-name="Table1.A2" office:value-type="string">
            <text:p text:style-name="P46">changed</text:p>
          </table:table-cell>
          <table:table-cell table:style-name="Table1.C2" office:value-type="string">
            <text:p text:style-name="P49">Updated to allow more entries</text:p>
          </table:table-cell>
        </table:table-row>
        <table:table-row table:style-name="Table1.1">
          <table:table-cell table:style-name="Table1.A2" office:value-type="string">
            <text:p text:style-name="P46">LOCA</text:p>
          </table:table-cell>
          <table:table-cell table:style-name="Table1.A2" office:value-type="string">
            <text:p text:style-name="P46">new</text:p>
          </table:table-cell>
          <table:table-cell table:style-name="Table1.C2" office:value-type="string">
            <text:p text:style-name="P46"><text:span text:style-name="T77">Augmented version of</text:span> loca</text:p>
          </table:table-cell>
        </table:table-row>
        <table:table-row table:style-name="Table1.1">
          <table:table-cell table:style-name="Table1.A2" office:value-type="string">
            <text:p text:style-name="P46">maxp</text:p>
          </table:table-cell>
          <table:table-cell table:style-name="Table1.A2" office:value-type="string">
            <text:p text:style-name="P46">unchanged</text:p>
          </table:table-cell>
          <table:table-cell table:style-name="Table1.C2" office:value-type="string">
            <text:p text:style-name="P46"><text:span text:style-name="T78">P</text:span>revious proposal required numGlyphs to be set to 63355 for a font with more than that number of glyphs.</text:p>
          </table:table-cell>
        </table:table-row>
        <table:table-row table:style-name="Table1.1">
          <table:table-cell table:style-name="Table1.A2" office:value-type="string">
            <text:p text:style-name="P46">morx</text:p>
          </table:table-cell>
          <table:table-cell table:style-name="Table1.A2" office:value-type="string">
            <text:p text:style-name="P46">changed</text:p>
          </table:table-cell>
          <table:table-cell table:style-name="Table1.C2" office:value-type="string">
            <text:p text:style-name="P49">Updated to allow more entries</text:p>
          </table:table-cell>
        </table:table-row>
        <table:table-row table:style-name="Table1.1">
          <table:table-cell table:style-name="Table1.A2" office:value-type="string">
            <text:p text:style-name="P46">sbix</text:p>
          </table:table-cell>
          <table:table-cell table:style-name="Table1.A2" office:value-type="string">
            <text:p text:style-name="P46">changed</text:p>
          </table:table-cell>
          <table:table-cell table:style-name="Table1.C2" office:value-type="string">
            <text:p text:style-name="P49">Updated to allow more entries</text:p>
          </table:table-cell>
        </table:table-row>
        <table:table-row table:style-name="Table1.1">
          <table:table-cell table:style-name="Table1.A2" office:value-type="string">
            <text:p text:style-name="P50">VHEA</text:p>
          </table:table-cell>
          <table:table-cell table:style-name="Table1.A2" office:value-type="string">
            <text:p text:style-name="P50">New</text:p>
          </table:table-cell>
          <table:table-cell table:style-name="Table1.C2" office:value-type="string">
            <text:p text:style-name="P50">Same as vhea but with 32-bit numberOfVMetrics</text:p>
          </table:table-cell>
        </table:table-row>
        <table:table-row table:style-name="Table1.1">
          <table:table-cell table:style-name="Table1.A2" office:value-type="string">
            <text:p text:style-name="P46">VMTX</text:p>
          </table:table-cell>
          <table:table-cell table:style-name="Table1.A2" office:value-type="string">
            <text:p text:style-name="P46">new</text:p>
          </table:table-cell>
          <table:table-cell table:style-name="Table1.C2" office:value-type="string">
            <text:p text:style-name="P46"><text:span text:style-name="T77">Augmented version of</text:span> vmtx</text:p>
          </table:table-cell>
        </table:table-row>
        <table:table-row table:style-name="Table1.1">
          <table:table-cell table:style-name="Table1.A2" office:value-type="string">
            <text:p text:style-name="P46">VORG</text:p>
          </table:table-cell>
          <table:table-cell table:style-name="Table1.A2" office:value-type="string">
            <text:p text:style-name="P46">changed</text:p>
          </table:table-cell>
          <table:table-cell table:style-name="Table1.C2" office:value-type="string">
            <text:p text:style-name="P46"><text:span text:style-name="T77">U</text:span>pdated for 2<text:span text:style-name="T94">4</text:span>-bit Glyph Ids <text:span text:style-name="T77">and to allow more entries</text:span></text:p>
          </table:table-cell>
        </table:table-row>
      </table:table>
      <text:p text:style-name="P19"/>
      <text:p text:style-name="P17"/>
      <text:p text:style-name="P18"/>
      <text:h text:style-name="P56" text:outline-level="2"/>
      <text:h text:style-name="P56" text:outline-level="2"><text:bookmark-start text:name="__RefHeading___Toc21920_2335824944"/><text:bookmark text:name="user-content-per-table-changes"/>Per-table changes<text:bookmark-end text:name="__RefHeading___Toc21920_2335824944"/></text:h>
      <text:h text:style-name="P58" text:outline-level="3"><text:bookmark text:name="_maxp_–_Maximum"/><text:span text:style-name="T56">[5.1.6] </text:span><text:bookmark-start text:name="_Toc113087979"/><text:bookmark-start text:name="_Toc113348383"/><text:bookmark-start text:name="_Toc224979109"/><text:bookmark-start text:name="_Toc518658232"/><text:bookmark-start text:name="_Toc521662478"/><text:bookmark-start text:name="_Toc534817014"/><text:bookmark-start text:name="_Toc133507310"/>maxp—Maximum profile<text:bookmark-end text:name="_Toc113087979"/><text:bookmark-end text:name="_Toc113348383"/><text:bookmark-end text:name="_Toc224979109"/><text:bookmark-end text:name="_Toc518658232"/><text:bookmark-end text:name="_Toc521662478"/><text:bookmark-end text:name="_Toc534817014"/><text:bookmark-end text:name="_Toc133507310"/></text:h>
      <text:p text:style-name="P81" loext:marker-style-name="T12"><text:span text:style-name="T12">This table establishes the memory requirements for this font. Fonts with CFF or CFF2 outlines shall use Version 0.5 of this table, specifying only the numGlyphs field. Fonts with TrueType outlines </text:span><text:span text:style-name="T16">shall</text:span><text:span text:style-name="T12"> use Version 1.0 of this table, where all data is required.</text:span></text:p>
      <text:p text:style-name="P82" loext:marker-style-name="T12"><text:span text:style-name="T12">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26">Type</text:p>
          </table:table-cell>
          <table:table-cell table:style-name="Table44.A1" office:value-type="string">
            <text:p text:style-name="P26">Name</text:p>
          </table:table-cell>
          <table:table-cell table:style-name="Table44.A1" office:value-type="string">
            <text:p text:style-name="P26">Description</text:p>
          </table:table-cell>
        </table:table-row>
        <table:table-row table:style-name="Table44.1">
          <table:table-cell table:style-name="Table44.A2" office:value-type="string">
            <text:p text:style-name="P27">Version16Dot16</text:p>
          </table:table-cell>
          <table:table-cell table:style-name="Table44.B2" office:value-type="string">
            <text:p text:style-name="P27">version</text:p>
          </table:table-cell>
          <table:table-cell table:style-name="Table44.C2" office:value-type="string">
            <text:p text:style-name="P27">0x00005000 for version 0.5</text:p>
          </table:table-cell>
        </table:table-row>
        <table:table-row table:style-name="Table44.1">
          <table:table-cell table:style-name="Table44.A3" office:value-type="string">
            <text:p text:style-name="P27">uint16</text:p>
          </table:table-cell>
          <table:table-cell table:style-name="Table44.B3" office:value-type="string">
            <text:p text:style-name="P27">numGlyphs</text:p>
          </table:table-cell>
          <table:table-cell table:style-name="Table44.C3" office:value-type="string">
            <text:p text:style-name="P27">The number of glyphs in the font.</text:p>
          </table:table-cell>
        </table:table-row>
      </table:table>
      <text:p text:style-name="P83" loext:marker-style-name="T12"><text:span text:style-name="T12">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8">Type</text:p>
          </table:table-cell>
          <table:table-cell table:style-name="Table45.A1" office:value-type="string">
            <text:p text:style-name="P28">Name</text:p>
          </table:table-cell>
          <table:table-cell table:style-name="Table45.A1" office:value-type="string">
            <text:p text:style-name="P28">Description</text:p>
          </table:table-cell>
        </table:table-row>
        <table:table-row table:style-name="Table45.1">
          <table:table-cell table:style-name="Table45.A2" office:value-type="string">
            <text:p text:style-name="P29">Version16Dot16</text:p>
          </table:table-cell>
          <table:table-cell table:style-name="Table45.B2" office:value-type="string">
            <text:p text:style-name="P29">version</text:p>
          </table:table-cell>
          <table:table-cell table:style-name="Table45.C2" office:value-type="string">
            <text:p text:style-name="P29">0x00010000 for version 1.0.</text:p>
          </table:table-cell>
        </table:table-row>
        <table:table-row table:style-name="Table45.1">
          <table:table-cell table:style-name="Table45.A3" office:value-type="string">
            <text:p text:style-name="P29">uint16</text:p>
          </table:table-cell>
          <table:table-cell table:style-name="Table45.B3" office:value-type="string">
            <text:p text:style-name="P29">numGlyphs</text:p>
          </table:table-cell>
          <table:table-cell table:style-name="Table45.C3" office:value-type="string">
            <text:p text:style-name="P29">The number of glyphs in the font. </text:p>
            <text:p text:style-name="P106"><text:span text:style-name="T55">T</text:span><text:span text:style-name="T46">his </text:span><text:span text:style-name="T47">is</text:span><text:span text:style-name="T46"> the number of glyphs in </text:span><text:span text:style-name="T55">the</text:span><text:span text:style-name="T46"> ‘glyf’ </text:span><text:span text:style-name="T55">table</text:span><text:span text:style-name="T46">, if any.</text:span></text:p>
            <text:p text:style-name="P103"><text:span text:style-name="T27">Note</text:span><text:span text:style-name="T94">: The </text:span><text:span text:style-name="T134">separate </text:span><text:span text:style-name="T94">GLYF table does not rely on this number; the number of entries in the GLYF table is </text:span><text:span text:style-name="T112">determined by the size in bytes of the</text:span><text:span text:style-name="T94"> LOCA </text:span><text:span text:style-name="T112">table , taking into account </text:span><text:span text:style-name="T136">the value of </text:span>indexToLocForma<text:span text:style-name="T136">t.</text:span></text:p>
          </table:table-cell>
        </table:table-row>
        <table:table-row table:style-name="Table45.1">
          <table:table-cell table:style-name="Table45.A3" office:value-type="string">
            <text:p text:style-name="P29">uint16</text:p>
          </table:table-cell>
          <table:table-cell table:style-name="Table45.B3" office:value-type="string">
            <text:p text:style-name="P29">maxPoints</text:p>
          </table:table-cell>
          <table:table-cell table:style-name="Table45.C3" office:value-type="string">
            <text:p text:style-name="P29">Maximum points in a non-composite glyph.</text:p>
          </table:table-cell>
        </table:table-row>
        <table:table-row table:style-name="Table45.1">
          <table:table-cell table:style-name="Table45.A3" office:value-type="string">
            <text:p text:style-name="P29">uint16</text:p>
          </table:table-cell>
          <table:table-cell table:style-name="Table45.B3" office:value-type="string">
            <text:p text:style-name="P29">maxContours</text:p>
          </table:table-cell>
          <table:table-cell table:style-name="Table45.C3" office:value-type="string">
            <text:p text:style-name="P29">Maximum contours in a non-composite glyph.</text:p>
          </table:table-cell>
        </table:table-row>
        <table:table-row table:style-name="Table45.1">
          <table:table-cell table:style-name="Table45.A3" office:value-type="string">
            <text:p text:style-name="P29">uint16</text:p>
          </table:table-cell>
          <table:table-cell table:style-name="Table45.B3" office:value-type="string">
            <text:p text:style-name="P29">maxCompositePoints</text:p>
          </table:table-cell>
          <table:table-cell table:style-name="Table45.C3" office:value-type="string">
            <text:p text:style-name="P29">Maximum points in a composite glyph.</text:p>
          </table:table-cell>
        </table:table-row>
        <table:table-row table:style-name="Table45.1">
          <table:table-cell table:style-name="Table45.A3" office:value-type="string">
            <text:p text:style-name="P29">uint16</text:p>
          </table:table-cell>
          <table:table-cell table:style-name="Table45.B3" office:value-type="string">
            <text:p text:style-name="P29">maxCompositeContours</text:p>
          </table:table-cell>
          <table:table-cell table:style-name="Table45.C3" office:value-type="string">
            <text:p text:style-name="P29">Maximum contours in a composite glyph.</text:p>
          </table:table-cell>
        </table:table-row>
        <table:table-row table:style-name="Table45.1">
          <table:table-cell table:style-name="Table45.A3" office:value-type="string">
            <text:p text:style-name="P29">uint16</text:p>
          </table:table-cell>
          <table:table-cell table:style-name="Table45.B3" office:value-type="string">
            <text:p text:style-name="P29">maxZones</text:p>
          </table:table-cell>
          <table:table-cell table:style-name="Table45.C3" office:value-type="string">
            <text:p text:style-name="P29">1 if instructions do not use the twilight zone (Z0), or 2 if instructions do use Z0; should be set to 2 in most cases.</text:p>
          </table:table-cell>
        </table:table-row>
        <table:table-row table:style-name="Table45.1">
          <table:table-cell table:style-name="Table45.A3" office:value-type="string">
            <text:p text:style-name="P29">uint16</text:p>
          </table:table-cell>
          <table:table-cell table:style-name="Table45.B3" office:value-type="string">
            <text:p text:style-name="P29">maxTwilightPoints</text:p>
          </table:table-cell>
          <table:table-cell table:style-name="Table45.C3" office:value-type="string">
            <text:p text:style-name="P29">Maximum points used in Z0.</text:p>
          </table:table-cell>
        </table:table-row>
        <table:table-row table:style-name="Table45.1">
          <table:table-cell table:style-name="Table45.A3" office:value-type="string">
            <text:p text:style-name="P29">uint16</text:p>
          </table:table-cell>
          <table:table-cell table:style-name="Table45.B3" office:value-type="string">
            <text:p text:style-name="P29">maxStorage</text:p>
          </table:table-cell>
          <table:table-cell table:style-name="Table45.C3" office:value-type="string">
            <text:p text:style-name="P29">Number of Storage Area locations. </text:p>
          </table:table-cell>
        </table:table-row>
        <table:table-row table:style-name="Table45.1">
          <table:table-cell table:style-name="Table45.A3" office:value-type="string">
            <text:p text:style-name="P29">uint16</text:p>
          </table:table-cell>
          <table:table-cell table:style-name="Table45.B3" office:value-type="string">
            <text:p text:style-name="P29">maxFunctionDefs</text:p>
          </table:table-cell>
          <table:table-cell table:style-name="Table45.C3" office:value-type="string">
            <text:p text:style-name="P29">Number of FDEFs, equal to the highest function number + 1.</text:p>
          </table:table-cell>
        </table:table-row>
        <table:table-row table:style-name="Table45.1">
          <table:table-cell table:style-name="Table45.A3" office:value-type="string">
            <text:p text:style-name="P29">uint16</text:p>
          </table:table-cell>
          <table:table-cell table:style-name="Table45.B3" office:value-type="string">
            <text:p text:style-name="P29">maxInstructionDefs</text:p>
          </table:table-cell>
          <table:table-cell table:style-name="Table45.C3" office:value-type="string">
            <text:p text:style-name="P29">Number of IDEFs.</text:p>
          </table:table-cell>
        </table:table-row>
        <text:soft-page-break/>
        <table:table-row table:style-name="Table45.1">
          <table:table-cell table:style-name="Table45.A3" office:value-type="string">
            <text:p text:style-name="P29">uint16</text:p>
          </table:table-cell>
          <table:table-cell table:style-name="Table45.B3" office:value-type="string">
            <text:p text:style-name="P29">maxStackElements</text:p>
          </table:table-cell>
          <table:table-cell table:style-name="Table45.C3" office:value-type="string">
            <text:p text:style-name="P29">Maximum stack depth across <text:span text:style-name="tab1"><text:span text:style-name="T57">Font Program ('fpgm' table), CVT Program ('prep' table) and all glyph instructions (in the 'glyf' table).</text:span></text:span></text:p>
          </table:table-cell>
        </table:table-row>
        <table:table-row table:style-name="Table45.1">
          <table:table-cell table:style-name="Table45.A3" office:value-type="string">
            <text:p text:style-name="P29">uint16</text:p>
          </table:table-cell>
          <table:table-cell table:style-name="Table45.B3" office:value-type="string">
            <text:p text:style-name="P29">maxSizeOfInstructions</text:p>
          </table:table-cell>
          <table:table-cell table:style-name="Table45.C3" office:value-type="string">
            <text:p text:style-name="P29">Maximum byte count for glyph instructions.</text:p>
          </table:table-cell>
        </table:table-row>
        <table:table-row table:style-name="Table45.1">
          <table:table-cell table:style-name="Table45.A3" office:value-type="string">
            <text:p text:style-name="P29">uint16</text:p>
          </table:table-cell>
          <table:table-cell table:style-name="Table45.B3" office:value-type="string">
            <text:p text:style-name="P29">maxComponentElements</text:p>
          </table:table-cell>
          <table:table-cell table:style-name="Table45.C3" office:value-type="string">
            <text:p text:style-name="P29">Maximum number of components referenced at "top level" for any composite glyph.</text:p>
          </table:table-cell>
        </table:table-row>
        <table:table-row table:style-name="Table45.1">
          <table:table-cell table:style-name="Table45.A16" office:value-type="string">
            <text:p text:style-name="P29">uint16</text:p>
          </table:table-cell>
          <table:table-cell table:style-name="Table45.B16" office:value-type="string">
            <text:p text:style-name="P29">maxComponentDepth</text:p>
          </table:table-cell>
          <table:table-cell table:style-name="Table45.C16" office:value-type="string">
            <text:p text:style-name="P29">Maximum levels of recursion; 1 for simple components.</text:p>
          </table:table-cell>
        </table:table-row>
      </table:table>
      <text:h text:style-name="Heading_20_3" text:outline-level="3"/>
      <text:h text:style-name="Heading_20_3" text:outline-level="3">GLYF / <text:span text:style-name="T120">glyf</text:span>—Glyph data [5.2.4]</text:h>
      <text:p text:style-name="P20">This table contains information that describes the glyphs in the font in the TrueType outline format. Information regarding the rasterizer (scaler) refers to the TrueType rasterizer.</text:p>
      <text:p text:style-name="P41">In order to be able to produce any rendered glyphs or paths, a font must contain at least one of a CFF or CFF table, a ‘<text:span text:style-name="T79">glyf’ table, or a ‘GLYF’ table.</text:span></text:p>
      <text:p text:style-name="P42"><text:span text:style-name="T79">The ‘GLYF’ table contains </text:span><text:span text:style-name="T20">information that describes the glyphs in the font in </text:span><text:span text:style-name="T18">a format based on</text:span><text:span text:style-name="T20"> </text:span><text:span text:style-name="T18">the </text:span><text:span text:style-name="T20">TrueType </text:span><text:span text:style-name="T18">outline format</text:span><text:span text:style-name="T20">.</text:span></text:p>
      <text:p text:style-name="P34">For compatibility with older software, a ‘glyf’ table may also be present, <text:span text:style-name="T120">in the same format as the ‘GLYF’ table, </text:span><text:span text:style-name="T111">and</text:span><text:span text:style-name="T87"> contains</text:span><text:span text:style-name="T88"> outlines </text:span><text:span text:style-name="T111">and hinting instructions</text:span><text:span text:style-name="T88"> suitable for older software. </text:span><text:span text:style-name="T12"><text:s/>For details regarding scaling, grid-fitting and rasterization of TrueType outlines, see </text:span><text:span text:style-name="T19">TrueType Fundamentals</text:span><text:span text:style-name="T59"> [35]</text:span><text:span text:style-name="T21">. </text:span>The ‘glyf’ table is restricted to contain no more than 65535 entries, and some flags and features from ‘GLYF’ entries are not supported; these are documented in the description of ‘GLYF’.</text:p>
      <text:p text:style-name="P125">If both ‘GLYF’ and ‘glyf’ tables are present, software that can process the ‘GLYF’ table shall ignore the ‘glyf’ table.</text:p>
      <text:p text:style-name="P126">The number of entri<text:span text:style-name="T118">es of the ‘GLYF’ table is equal to the number of entries in the ‘LOCA’ table.</text:span></text:p>
      <text:p text:style-name="P128">The number of entries in the ‘glyf’ table is equal to the number of entries in the ‘loca’ table.</text:p>
      <text:p text:style-name="P69"><text:span text:style-name="Strong">Glyph headers</text:span></text:p>
      <text:p text:style-name="P92" loext:marker-style-name="T12"><text:span text:style-name="T12">Each glyph description begins with a header:</text:span></text:p>
      <text:p text:style-name="P70"><text:span text:style-name="Emphasis">Glyph Head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97">Type</text:p>
          </table:table-cell>
          <table:table-cell table:style-name="Table111.A1" office:value-type="string">
            <text:p text:style-name="P97">Name</text:p>
          </table:table-cell>
          <table:table-cell table:style-name="Table111.A1" office:value-type="string">
            <text:p text:style-name="P97">Description</text:p>
          </table:table-cell>
        </table:table-row>
        <table:table-row table:style-name="Table111.1">
          <table:table-cell table:style-name="Table111.A2" office:value-type="string">
            <text:p text:style-name="P102">int16</text:p>
          </table:table-cell>
          <table:table-cell table:style-name="Table111.B2" office:value-type="string">
            <text:p text:style-name="P102">numberOfContours</text:p>
          </table:table-cell>
          <table:table-cell table:style-name="Table111.C2" office:value-type="string">
            <text:p text:style-name="P102">If the number of contours is greater than or equal to zero, this is a simple glyph. If negative, this is a composite glyph—the value ˗1 should be used for composite glyphs, <text:span text:style-name="T119">and</text:span><text:span text:style-name="T52"> ˗2 </text:span><text:span text:style-name="T53">for variable composite glyphs.</text:span></text:p>
          </table:table-cell>
        </table:table-row>
        <table:table-row table:style-name="Table111.1">
          <table:table-cell table:style-name="Table111.A3" office:value-type="string">
            <text:p text:style-name="P102">int16</text:p>
          </table:table-cell>
          <table:table-cell table:style-name="Table111.B3" office:value-type="string">
            <text:p text:style-name="P102">xMin</text:p>
          </table:table-cell>
          <table:table-cell table:style-name="Table111.C3" office:value-type="string">
            <text:p text:style-name="P102">Minimum x for coordinate data.</text:p>
          </table:table-cell>
        </table:table-row>
        <table:table-row table:style-name="Table111.1">
          <table:table-cell table:style-name="Table111.A3" office:value-type="string">
            <text:p text:style-name="P102">int16</text:p>
          </table:table-cell>
          <table:table-cell table:style-name="Table111.B3" office:value-type="string">
            <text:p text:style-name="P102">yMin</text:p>
          </table:table-cell>
          <table:table-cell table:style-name="Table111.C3" office:value-type="string">
            <text:p text:style-name="P102">Minimum y for coordinate data.</text:p>
          </table:table-cell>
        </table:table-row>
        <table:table-row table:style-name="Table111.1">
          <table:table-cell table:style-name="Table111.A3" office:value-type="string">
            <text:p text:style-name="P102">int16</text:p>
          </table:table-cell>
          <table:table-cell table:style-name="Table111.B3" office:value-type="string">
            <text:p text:style-name="P102">xMax</text:p>
          </table:table-cell>
          <table:table-cell table:style-name="Table111.C3" office:value-type="string">
            <text:p text:style-name="P102">Maximum x for coordinate data.</text:p>
          </table:table-cell>
        </table:table-row>
        <table:table-row table:style-name="Table111.1">
          <table:table-cell table:style-name="Table111.A6" office:value-type="string">
            <text:p text:style-name="P102">int16</text:p>
          </table:table-cell>
          <table:table-cell table:style-name="Table111.B6" office:value-type="string">
            <text:p text:style-name="P102">yMax</text:p>
          </table:table-cell>
          <table:table-cell table:style-name="Table111.C6" office:value-type="string">
            <text:p text:style-name="P102">Maximum y for coordinate data.</text:p>
          </table:table-cell>
        </table:table-row>
      </table:table>
      <text:p text:style-name="First_20_Paragraph"><text:soft-page-break/><text:span text:style-name="T125">Note:</text:span> Variable Composite Glyphs are allowed only in the ‘GLYF’ table, not in ‘glyf’, for backwards compatibility with older software.</text:p>
      <text:h text:style-name="Heading_20_5" text:outline-level="5" text:is-list-header="true">Simple glyph description [5.2.4.1.1]</text:h>
      <text:p text:style-name="P9"><text:span text:style-name="Emphasis">Simple Glyph table</text:span></text:p>
      <text:p text:style-name="P12"><text:span text:style-name="T80">Add the following flag to the Simple Glyph Description section's </text:span><text:span text:style-name="Emphasis"><text:span text:style-name="T80">Simple Glyph Flags</text:span></text:span><text:span text:style-name="T80">:</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Mask</text:p>
            </table:table-cell>
            <table:table-cell table:style-name="Table2.A1" office:value-type="string">
              <text:p text:style-name="P11">Name</text:p>
            </table:table-cell>
            <table:table-cell table:style-name="Table2.A1" office:value-type="string">
              <text:p text:style-name="P11">Description</text:p>
            </table:table-cell>
          </table:table-row>
        </table:table-header-rows>
        <table:table-row>
          <table:table-cell table:style-name="Table2.A1" office:value-type="string">
            <text:p text:style-name="P10">0x80</text:p>
          </table:table-cell>
          <table:table-cell table:style-name="Table2.A1" office:value-type="string">
            <text:p text:style-name="P10"><text:span text:style-name="Source_20_Text">CUBIC</text:span></text:p>
          </table:table-cell>
          <table:table-cell table:style-name="Table2.A1" office:value-type="string">
            <text:p text:style-name="P10">Bit 7: Off-curve point belongs to a cubic-Bezier segment</text:p>
          </table:table-cell>
        </table:table-row>
      </table:table>
      <text:p text:style-name="P35"/>
      <text:p text:style-name="P22">Just before the next section (Composite glyph description), add:</text:p>
      <text:p text:style-name="P43">The CUBIC flag shall be used only in the ‘GLYF’ table, and not the ‘glyf’ table.</text:p>
      <text:p text:style-name="P23">If the CUBIC flag is non-zero, the corresponding off-curve point belongs to a Cubic Bézier path segment.</text:p>
      <text:p text:style-name="P21"><text:span text:style-name="T40">T</text:span><text:span text:style-name="T39">here are several restrictions on how th</text:span><text:span text:style-name="T41">e CUBIC</text:span><text:span text:style-name="T39"> flag can be used. If any of the conditions below are not met, the behavior is undefined.</text:span></text:p>
      <text:list text:style-name="L2">
        <text:list-item>
          <text:p text:style-name="P112">The number of consecutive cubic off-curve points within a contour (without wrap-around) <text:span text:style-name="T81">is</text:span> even.</text:p>
        </text:list-item>
        <text:list-item>
          <text:p text:style-name="P113"><text:span text:style-name="T82">Either a</text:span>ll the off-curve points between <text:span text:style-name="T82">any </text:span>two on-curve points (with wrap-around) have the <text:span text:style-name="T82">CUBIC </text:span>flag clear, or <text:span text:style-name="T82">they all <text:s/></text:span>have the <text:span text:style-name="T82">CUBIC </text:span>flag set.</text:p>
        </text:list-item>
        <text:list-item>
          <text:p text:style-name="P112"><text:span text:style-name="Emphasis"><text:span text:style-name="T30">Th</text:span></text:span><text:span text:style-name="Emphasis"><text:span text:style-name="T32">e CUBIC </text:span></text:span><text:span text:style-name="Emphasis"><text:span text:style-name="T30">flag </text:span></text:span><text:span text:style-name="Emphasis"><text:span text:style-name="T32">shall </text:span></text:span><text:span text:style-name="Emphasis"><text:span text:style-name="T30">only be </text:span></text:span><text:span text:style-name="Emphasis"><text:span text:style-name="T32">set to 1</text:span></text:span><text:span text:style-name="Emphasis"><text:span text:style-name="T30"> on off-curve points. It is </text:span></text:span><text:span text:style-name="Emphasis">reserved</text:span><text:span text:style-name="Emphasis"><text:span text:style-name="T30"> and </text:span></text:span><text:span text:style-name="Emphasis">must</text:span><text:span text:style-name="Emphasis"><text:span text:style-name="T30"> be set to zero for on-curve points.</text:span></text:span></text:p>
        </text:list-item>
      </text:list>
      <text:p text:style-name="P36">Every <text:span text:style-name="T86">consecutive</text:span> two off-curve points that have the CUBIC bit set define a cubic Bézier segment. Within any consecutive set of cubic off-curve points within a contour (with wrap-around), an implied on-curve point is inserted <text:span text:style-name="T86">by the font processor </text:span>at the mid-point between every second off-curve point and the next one.</text:p>
      <text:p text:style-name="P36">If there are no on-curve points and all (even number of) off-curve points are CUBIC, the first off-curve point is considered the first control-point of a cubic Bézier <text:span text:style-name="T85">curve</text:span>, and implied on-curve points are inserted between the every second point and the next one as usual.</text:p>
      <text:p text:style-name="P119">@@Liam note: maybe we want to say if the 0x80 flag is set, there’s another byte of flags, and <text:span text:style-name="T98">first</text:span> of these is cubic vs quadratic. <text:span text:style-name="T111">That way more flags can still be added in the future. </text:span><text:span text:style-name="T137">An alternative might be to add a header to GLYF with a format version</text:span><text:span text:style-name="T111">.</text:span></text:p>
      <text:h text:style-name="P57" text:outline-level="2"><text:bookmark-start text:name="__RefHeading___Toc21908_2335824944"/><text:bookmark text:name="user-content-variable-composite-description"/>Variable Composite Description<text:bookmark-end text:name="__RefHeading___Toc21908_2335824944"/></text:h>
      <text:p text:style-name="P129">A Variable Composite glyph starts with the standard glyph header with a <text:span text:style-name="Source_20_Text">numberOfContours</text:span> of -2, followed by a number of Variable Component records. Each Variable Component record is at least five bytes long.</text:p>
      <text:h text:style-name="P57" text:outline-level="2"><text:bookmark-start text:name="__RefHeading___Toc21910_2335824944"/>Variable Component Record<text:bookmark-end text:name="__RefHeading___Toc21910_2335824944"/></text:h>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P99">type</text:p>
            </table:table-cell>
            <table:table-cell table:style-name="Table4.A1" office:value-type="string">
              <text:p text:style-name="P99">name</text:p>
            </table:table-cell>
            <table:table-cell table:style-name="Table4.A1" office:value-type="string">
              <text:p text:style-name="P99">notes</text:p>
            </table:table-cell>
          </table:table-row>
        </table:table-header-rows>
        <table:table-row>
          <table:table-cell table:style-name="Table4.A1" office:value-type="string">
            <text:p text:style-name="P96">uint16</text:p>
          </table:table-cell>
          <table:table-cell table:style-name="Table4.A1" office:value-type="string">
            <text:p text:style-name="P96">flags</text:p>
          </table:table-cell>
          <table:table-cell table:style-name="Table4.A1" office:value-type="string">
            <text:p text:style-name="P96">see below</text:p>
          </table:table-cell>
        </table:table-row>
        <table:table-row>
          <table:table-cell table:style-name="Table4.A1" office:value-type="string">
            <text:p text:style-name="P96">uint8</text:p>
          </table:table-cell>
          <table:table-cell table:style-name="Table4.A1" office:value-type="string">
            <text:p text:style-name="P96">numAxes</text:p>
          </table:table-cell>
          <table:table-cell table:style-name="Table4.A1" office:value-type="string">
            <text:p text:style-name="P96">Number of axes to follow</text:p>
          </table:table-cell>
        </table:table-row>
        <table:table-row>
          <table:table-cell table:style-name="Table4.A1" office:value-type="string">
            <text:p text:style-name="P96">GlyphID16 or GlyphID24</text:p>
          </table:table-cell>
          <table:table-cell table:style-name="Table4.A1" office:value-type="string">
            <text:p text:style-name="P96">gid</text:p>
          </table:table-cell>
          <table:table-cell table:style-name="Table4.A1" office:value-type="string">
            <text:p text:style-name="P96">This is a GlyphID16 if bit 12 of <text:span text:style-name="Source_20_Text">flags</text:span> is clear, else GlyphID24</text:p>
          </table:table-cell>
        </table:table-row>
        <table:table-row>
          <table:table-cell table:style-name="Table4.A1" office:value-type="string">
            <text:p text:style-name="P96">uint8 or uint16</text:p>
          </table:table-cell>
          <table:table-cell table:style-name="Table4.A1" office:value-type="string">
            <text:p text:style-name="P96">axisIndices[numAxes]</text:p>
          </table:table-cell>
          <table:table-cell table:style-name="Table4.A1" office:value-type="string">
            <text:p text:style-name="P96">This is a uint16 if bit 1 of <text:span text:style-name="Source_20_Text">flags</text:span> is set, else a uint8</text:p>
          </table:table-cell>
        </table:table-row>
        <table:table-row>
          <table:table-cell table:style-name="Table4.A1" office:value-type="string">
            <text:p text:style-name="P96">F2DOT14</text:p>
          </table:table-cell>
          <table:table-cell table:style-name="Table4.A1" office:value-type="string">
            <text:p text:style-name="P96">axisValues[numAxes]</text:p>
          </table:table-cell>
          <table:table-cell table:style-name="Table4.A1" office:value-type="string">
            <text:p text:style-name="P96">The axis value for each axis</text:p>
          </table:table-cell>
        </table:table-row>
        <table:table-row>
          <table:table-cell table:style-name="Table4.A1" office:value-type="string">
            <text:p text:style-name="P96">FWORD</text:p>
          </table:table-cell>
          <table:table-cell table:style-name="Table4.A1" office:value-type="string">
            <text:p text:style-name="P96">TranslateX</text:p>
          </table:table-cell>
          <table:table-cell table:style-name="Table4.A1" office:value-type="string">
            <text:p text:style-name="P96">Optional, only present if bit 3 of <text:span text:style-name="Source_20_Text">flags</text:span> is set</text:p>
          </table:table-cell>
        </table:table-row>
        <table:table-row>
          <table:table-cell table:style-name="Table4.A1" office:value-type="string">
            <text:p text:style-name="P96">FWORD</text:p>
          </table:table-cell>
          <table:table-cell table:style-name="Table4.A1" office:value-type="string">
            <text:p text:style-name="P96">TranslateY</text:p>
          </table:table-cell>
          <table:table-cell table:style-name="Table4.A1" office:value-type="string">
            <text:p text:style-name="P96">Optional, only present if bit 4 of <text:span text:style-name="Source_20_Text">flags</text:span> is set</text:p>
          </table:table-cell>
        </table:table-row>
        <table:table-row>
          <table:table-cell table:style-name="Table4.A1" office:value-type="string">
            <text:p text:style-name="P96">F4DOT12</text:p>
          </table:table-cell>
          <table:table-cell table:style-name="Table4.A1" office:value-type="string">
            <text:p text:style-name="P96">Rotation</text:p>
          </table:table-cell>
          <table:table-cell table:style-name="Table4.A1" office:value-type="string">
            <text:p text:style-name="P96">Optional, only present if bit 5 of <text:span text:style-name="Source_20_Text">flags</text:span> is set</text:p>
          </table:table-cell>
        </table:table-row>
        <table:table-row>
          <table:table-cell table:style-name="Table4.A1" office:value-type="string">
            <text:p text:style-name="P96">F6DOT10</text:p>
          </table:table-cell>
          <table:table-cell table:style-name="Table4.A1" office:value-type="string">
            <text:p text:style-name="P96">ScaleX</text:p>
          </table:table-cell>
          <table:table-cell table:style-name="Table4.A1" office:value-type="string">
            <text:p text:style-name="P96">Optional, only present if bit 6 of <text:span text:style-name="Source_20_Text">flags</text:span> is set</text:p>
          </table:table-cell>
        </table:table-row>
        <table:table-row>
          <table:table-cell table:style-name="Table4.A1" office:value-type="string">
            <text:p text:style-name="P96">F6DOT10</text:p>
          </table:table-cell>
          <table:table-cell table:style-name="Table4.A1" office:value-type="string">
            <text:p text:style-name="P96">ScaleY</text:p>
          </table:table-cell>
          <table:table-cell table:style-name="Table4.A1" office:value-type="string">
            <text:p text:style-name="P96">Optional, only present if bit 7 of <text:span text:style-name="Source_20_Text">flags</text:span> is set</text:p>
          </table:table-cell>
        </table:table-row>
        <table:table-row>
          <table:table-cell table:style-name="Table4.A1" office:value-type="string">
            <text:p text:style-name="P96">F4DOT12</text:p>
          </table:table-cell>
          <table:table-cell table:style-name="Table4.A1" office:value-type="string">
            <text:p text:style-name="P96">SkewX</text:p>
          </table:table-cell>
          <table:table-cell table:style-name="Table4.A1" office:value-type="string">
            <text:p text:style-name="P96">Optional, only present if bit 8 of <text:span text:style-name="Source_20_Text">flags</text:span> is set</text:p>
          </table:table-cell>
        </table:table-row>
        <table:table-row>
          <table:table-cell table:style-name="Table4.A1" office:value-type="string">
            <text:p text:style-name="P96">F4DOT12</text:p>
          </table:table-cell>
          <table:table-cell table:style-name="Table4.A1" office:value-type="string">
            <text:p text:style-name="P96">SkewY</text:p>
          </table:table-cell>
          <table:table-cell table:style-name="Table4.A1" office:value-type="string">
            <text:p text:style-name="P96">Optional, only present if bit 9 of <text:span text:style-name="Source_20_Text">flags</text:span> is set</text:p>
          </table:table-cell>
        </table:table-row>
        <table:table-row>
          <table:table-cell table:style-name="Table4.A1" office:value-type="string">
            <text:p text:style-name="P96">FWORD</text:p>
          </table:table-cell>
          <table:table-cell table:style-name="Table4.A1" office:value-type="string">
            <text:p text:style-name="P96">TCenterX</text:p>
          </table:table-cell>
          <table:table-cell table:style-name="Table4.A1" office:value-type="string">
            <text:p text:style-name="P96">Optional, only present if bit 10 of <text:span text:style-name="Source_20_Text">flags</text:span> is set</text:p>
          </table:table-cell>
        </table:table-row>
        <table:table-row>
          <table:table-cell table:style-name="Table4.A1" office:value-type="string">
            <text:p text:style-name="P96">FWORD</text:p>
          </table:table-cell>
          <table:table-cell table:style-name="Table4.A1" office:value-type="string">
            <text:p text:style-name="P96">TCenterY</text:p>
          </table:table-cell>
          <table:table-cell table:style-name="Table4.A1" office:value-type="string">
            <text:p text:style-name="P96">Optional, only present if bit 11 of <text:span text:style-name="Source_20_Text">flags</text:span> is set</text:p>
          </table:table-cell>
        </table:table-row>
      </table:table>
      <text:h text:style-name="P57" text:outline-level="2"><text:bookmark-start text:name="__RefHeading___Toc21912_2335824944"/><text:bookmark text:name="user-content-variable-component-transformation"/>Variable Component Transformation<text:bookmark-end text:name="__RefHeading___Toc21912_2335824944"/></text:h>
      <text:p text:style-name="P129">The transformation data consists of individual optional fields, which can be used to construct a transformation matrix.</text:p>
      <text:p text:style-name="P129">Transformation fields:</text:p>
      <table:table table:name="Table6" table:style-name="Table6">
        <table:table-column table:style-name="Table6.A"/>
        <table:table-column table:style-name="Table6.B"/>
        <table:table-header-rows>
          <table:table-row>
            <table:table-cell table:style-name="Table6.A1" office:value-type="string">
              <text:p text:style-name="P99">name</text:p>
            </table:table-cell>
            <table:table-cell table:style-name="Table6.A1" office:value-type="string">
              <text:p text:style-name="P99">default value</text:p>
            </table:table-cell>
          </table:table-row>
        </table:table-header-rows>
        <table:table-row>
          <table:table-cell table:style-name="Table6.A1" office:value-type="string">
            <text:p text:style-name="P96">TranslateX</text:p>
          </table:table-cell>
          <table:table-cell table:style-name="Table6.A1" office:value-type="string">
            <text:p text:style-name="P96">0</text:p>
          </table:table-cell>
        </table:table-row>
        <table:table-row>
          <table:table-cell table:style-name="Table6.A1" office:value-type="string">
            <text:p text:style-name="P96">TranslateY</text:p>
          </table:table-cell>
          <table:table-cell table:style-name="Table6.A1" office:value-type="string">
            <text:p text:style-name="P96">0</text:p>
          </table:table-cell>
        </table:table-row>
        <table:table-row>
          <table:table-cell table:style-name="Table6.A1" office:value-type="string">
            <text:p text:style-name="P96">Rotation</text:p>
          </table:table-cell>
          <table:table-cell table:style-name="Table6.A1" office:value-type="string">
            <text:p text:style-name="P96">0</text:p>
          </table:table-cell>
        </table:table-row>
        <table:table-row>
          <table:table-cell table:style-name="Table6.A1" office:value-type="string">
            <text:p text:style-name="P96">ScaleX</text:p>
          </table:table-cell>
          <table:table-cell table:style-name="Table6.A1" office:value-type="string">
            <text:p text:style-name="P96">1</text:p>
          </table:table-cell>
        </table:table-row>
        <table:table-row>
          <table:table-cell table:style-name="Table6.A1" office:value-type="string">
            <text:p text:style-name="P96">ScaleY</text:p>
          </table:table-cell>
          <table:table-cell table:style-name="Table6.A1" office:value-type="string">
            <text:p text:style-name="P96">1</text:p>
          </table:table-cell>
        </table:table-row>
        <table:table-row>
          <table:table-cell table:style-name="Table6.A1" office:value-type="string">
            <text:p text:style-name="P96">SkewX</text:p>
          </table:table-cell>
          <table:table-cell table:style-name="Table6.A1" office:value-type="string">
            <text:p text:style-name="P96">0</text:p>
          </table:table-cell>
        </table:table-row>
        <text:soft-page-break/>
        <table:table-row>
          <table:table-cell table:style-name="Table6.A1" office:value-type="string">
            <text:p text:style-name="P96">SkewY</text:p>
          </table:table-cell>
          <table:table-cell table:style-name="Table6.A1" office:value-type="string">
            <text:p text:style-name="P96">0</text:p>
          </table:table-cell>
        </table:table-row>
        <table:table-row>
          <table:table-cell table:style-name="Table6.A1" office:value-type="string">
            <text:p text:style-name="P96">TCenterX</text:p>
          </table:table-cell>
          <table:table-cell table:style-name="Table6.A1" office:value-type="string">
            <text:p text:style-name="P96">0</text:p>
          </table:table-cell>
        </table:table-row>
        <table:table-row>
          <table:table-cell table:style-name="Table6.A1" office:value-type="string">
            <text:p text:style-name="P96">TCenterY</text:p>
          </table:table-cell>
          <table:table-cell table:style-name="Table6.A1" office:value-type="string">
            <text:p text:style-name="P96">0</text:p>
          </table:table-cell>
        </table:table-row>
      </table:table>
      <text:p text:style-name="P129"/>
      <text:p text:style-name="P129">The <text:span text:style-name="Source_20_Text">TCenterX</text:span> and <text:span text:style-name="Source_20_Text">TCenterY</text:span> values represent the “center of transformation”.</text:p>
      <text:p text:style-name="P130"><text:span text:style-name="T39">Details of how to build a transformation matrix, as pseudo-Python code:</text:span></text:p>
      <text:p text:style-name="P71"># Using fontTools.misc.transform.Transform</text:p>
      <text:p text:style-name="P71">t = Transform() <text:s/># Identity</text:p>
      <text:p text:style-name="P71">t = t.translate(TranslateX + TCenterX, TranslateY + TCenterY)</text:p>
      <text:p text:style-name="P71">t = t.rotate(Rotation * math.pi)</text:p>
      <text:p text:style-name="P71">t = t.scale(ScaleX, ScaleY)</text:p>
      <text:p text:style-name="P71">t = t.skew(-SkewX * math.pi, SkewY * math.pi)</text:p>
      <text:p text:style-name="P72">t = t.translate(-TCenterX, -TCenterY)</text:p>
      <text:h text:style-name="P61" text:outline-level="3"><text:bookmark-start text:name="__RefHeading___Toc21914_2335824944"/>Variable Component Flags<text:bookmark-end text:name="__RefHeading___Toc21914_2335824944"/></text:h>
      <table:table table:name="Table7" table:style-name="Table7">
        <table:table-column table:style-name="Table7.A"/>
        <table:table-column table:style-name="Table7.B"/>
        <table:table-header-rows>
          <table:table-row>
            <table:table-cell table:style-name="Table7.A1" office:value-type="string">
              <text:p text:style-name="P99">bit number</text:p>
            </table:table-cell>
            <table:table-cell table:style-name="Table7.A1" office:value-type="string">
              <text:p text:style-name="P99">meaning</text:p>
            </table:table-cell>
          </table:table-row>
        </table:table-header-rows>
        <table:table-row>
          <table:table-cell table:style-name="Table7.A1" office:value-type="string">
            <text:p text:style-name="P96">0</text:p>
          </table:table-cell>
          <table:table-cell table:style-name="Table7.A1" office:value-type="string">
            <text:p text:style-name="P96">Use my metrics</text:p>
          </table:table-cell>
        </table:table-row>
        <table:table-row>
          <table:table-cell table:style-name="Table7.A1" office:value-type="string">
            <text:p text:style-name="P96">1</text:p>
          </table:table-cell>
          <table:table-cell table:style-name="Table7.A1" office:value-type="string">
            <text:p text:style-name="P96">axis indices are shorts (clear = bytes, set = shorts)</text:p>
          </table:table-cell>
        </table:table-row>
        <table:table-row>
          <table:table-cell table:style-name="Table7.A1" office:value-type="string">
            <text:p text:style-name="P96">2</text:p>
          </table:table-cell>
          <table:table-cell table:style-name="Table7.A1" office:value-type="string">
            <text:p text:style-name="P96">if ScaleY is missing: take value from ScaleX</text:p>
          </table:table-cell>
        </table:table-row>
        <table:table-row>
          <table:table-cell table:style-name="Table7.A1" office:value-type="string">
            <text:p text:style-name="P96">3</text:p>
          </table:table-cell>
          <table:table-cell table:style-name="Table7.A1" office:value-type="string">
            <text:p text:style-name="P96">have TranslateX</text:p>
          </table:table-cell>
        </table:table-row>
        <table:table-row>
          <table:table-cell table:style-name="Table7.A1" office:value-type="string">
            <text:p text:style-name="P96">4</text:p>
          </table:table-cell>
          <table:table-cell table:style-name="Table7.A1" office:value-type="string">
            <text:p text:style-name="P96">have TranslateY</text:p>
          </table:table-cell>
        </table:table-row>
        <table:table-row>
          <table:table-cell table:style-name="Table7.A1" office:value-type="string">
            <text:p text:style-name="P96">5</text:p>
          </table:table-cell>
          <table:table-cell table:style-name="Table7.A1" office:value-type="string">
            <text:p text:style-name="P96">have Rotation</text:p>
          </table:table-cell>
        </table:table-row>
        <table:table-row>
          <table:table-cell table:style-name="Table7.A1" office:value-type="string">
            <text:p text:style-name="P96">6</text:p>
          </table:table-cell>
          <table:table-cell table:style-name="Table7.A1" office:value-type="string">
            <text:p text:style-name="P96">have ScaleX</text:p>
          </table:table-cell>
        </table:table-row>
        <table:table-row>
          <table:table-cell table:style-name="Table7.A1" office:value-type="string">
            <text:p text:style-name="P96">7</text:p>
          </table:table-cell>
          <table:table-cell table:style-name="Table7.A1" office:value-type="string">
            <text:p text:style-name="P96">have ScaleY</text:p>
          </table:table-cell>
        </table:table-row>
        <table:table-row>
          <table:table-cell table:style-name="Table7.A1" office:value-type="string">
            <text:p text:style-name="P96">8</text:p>
          </table:table-cell>
          <table:table-cell table:style-name="Table7.A1" office:value-type="string">
            <text:p text:style-name="P96">have SkewX</text:p>
          </table:table-cell>
        </table:table-row>
        <table:table-row>
          <table:table-cell table:style-name="Table7.A1" office:value-type="string">
            <text:p text:style-name="P96">9</text:p>
          </table:table-cell>
          <table:table-cell table:style-name="Table7.A1" office:value-type="string">
            <text:p text:style-name="P96">have SkewY</text:p>
          </table:table-cell>
        </table:table-row>
        <table:table-row>
          <table:table-cell table:style-name="Table7.A1" office:value-type="string">
            <text:p text:style-name="P96">10</text:p>
          </table:table-cell>
          <table:table-cell table:style-name="Table7.A1" office:value-type="string">
            <text:p text:style-name="P96">have TCenterX</text:p>
          </table:table-cell>
        </table:table-row>
        <table:table-row>
          <table:table-cell table:style-name="Table7.A1" office:value-type="string">
            <text:p text:style-name="P96">11</text:p>
          </table:table-cell>
          <table:table-cell table:style-name="Table7.A1" office:value-type="string">
            <text:p text:style-name="P96">have TCenterY</text:p>
          </table:table-cell>
        </table:table-row>
        <text:soft-page-break/>
        <table:table-row>
          <table:table-cell table:style-name="Table7.A1" office:value-type="string">
            <text:p text:style-name="P96">12</text:p>
          </table:table-cell>
          <table:table-cell table:style-name="Table7.A1" office:value-type="string">
            <text:p text:style-name="P96">gid is 24 bit</text:p>
          </table:table-cell>
        </table:table-row>
        <table:table-row>
          <table:table-cell table:style-name="Table7.A1" office:value-type="string">
            <text:p text:style-name="P96">13</text:p>
          </table:table-cell>
          <table:table-cell table:style-name="Table7.A1" office:value-type="string">
            <text:p text:style-name="P96">axis indices have variation</text:p>
          </table:table-cell>
        </table:table-row>
        <table:table-row>
          <table:table-cell table:style-name="Table7.A1" office:value-type="string">
            <text:p text:style-name="P96">14</text:p>
          </table:table-cell>
          <table:table-cell table:style-name="Table7.A1" office:value-type="string">
            <text:p text:style-name="P96">reset unspecified axes</text:p>
          </table:table-cell>
        </table:table-row>
        <table:table-row>
          <table:table-cell table:style-name="Table7.A1" office:value-type="string">
            <text:p text:style-name="P96">15</text:p>
          </table:table-cell>
          <table:table-cell table:style-name="Table7.A1" office:value-type="string">
            <text:p text:style-name="P96">(reserved, set to 0)</text:p>
          </table:table-cell>
        </table:table-row>
      </table:table>
      <text:h text:style-name="P57" text:outline-level="2"><text:bookmark-start text:name="__RefHeading___Toc21916_2335824944"/><text:bookmark text:name="user-content-processing"/>Processing<text:bookmark-end text:name="__RefHeading___Toc21916_2335824944"/></text:h>
      <text:p text:style-name="P129">Variations of composite glyphs <text:span text:style-name="T122">shall be</text:span> processed <text:span text:style-name="T122">as follows</text:span>:</text:p>
      <text:p text:style-name="P129">For each composite glyph, a vector of coordinate points is prepared, and its variation applied from the ‘gvar’ table. The coordinate points for the composite glyph are a concatenation of those for each variable component in order. For the purposes of ‘<text:span text:style-name="T130">GVAR’</text:span> delta IUP calculations, each point is considered to be in its own contour.</text:p>
      <text:p text:style-name="P135">The coordinate points for each variable component consist of those for each axis value if flag bit 13 <text:span text:style-name="T130">(axis indices have variation) </text:span>is set, represented as the X value of a coordinate point; followed by up to five points representing the transformation.</text:p>
      <text:p text:style-name="P131">The five possible points encode, in order, in their X, Y components, the following transformation components:</text:p>
      <text:list text:style-name="L7">
        <text:list-item>
          <text:p text:style-name="P132">(TranslateX, TranslateY),</text:p>
        </text:list-item>
        <text:list-item>
          <text:p text:style-name="P132">(Rotation, 0)</text:p>
        </text:list-item>
        <text:list-item>
          <text:p text:style-name="P132">(ScaleX, ScaleY)</text:p>
        </text:list-item>
        <text:list-item>
          <text:p text:style-name="P132">(SkewX, SkewY)</text:p>
        </text:list-item>
        <text:list-item>
          <text:p text:style-name="P132">(TcenterX, TcenterY)</text:p>
        </text:list-item>
      </text:list>
      <text:p text:style-name="P133">Only the transformation components present according to the flag bits are encoded. For example, the <text:span text:style-name="T123">point</text:span> (TranslateX, TranslateY) is encoded if and only if either of flag 3 <text:span text:style-name="T124">(have TranslateX) </text:span>or 4 <text:span text:style-name="T124">(have TranslateY) </text:span>is set. If that point is encoded, the variations from it will be applied to the transformation components even if a specific component has its flag bit off.</text:p>
      <text:p text:style-name="P133"><text:span text:style-name="T29">Example:</text:span> if only flag 3 is set (<text:span text:style-name="T124">have </text:span>TranslateX), any variations for TranslateY are still applied to the TranslateY of the transformation.</text:p>
      <text:p text:style-name="P134">The component glyphs to be loaded use the coordinate values specified (with any variations applied if present). For any unspecified axis, the value used depends on flag bit 14 <text:span text:style-name="T129">(reset unspecified axes)</text:span>. If the flag is set, then the normalized value zero is used. If the flag is clear the axis values from current glyph being processed (which itself might recursively come from the font or its own parent glyphs) are used.</text:p>
      <text:p text:style-name="P134"><text:span text:style-name="T26">Example:</text:span> if the font variations have wght=.25 (normalized), and <text:span text:style-name="T129">the </text:span>current glyph being processed is using wght=.5 because it was referenced from another VarComposite glyph itself, when referring to a component that does not specify the wght axis, if flag bit 14 <text:span text:style-name="T129">(reset unspecified axes)</text:span> is set, then the value of wght=0 (default) will be used. <text:span text:style-name="T129">However, if</text:span> flag bit 14 is clear, wght=.5 (from current glyph) will <text:soft-page-break/>be used.</text:p>
      <text:p text:style-name="P129"><text:span text:style-name="Strong_20_Emphasis">Note:</text:span> While it is the behavior of the ‘glyf’ table that glyphs loaded are shifted to align their LSB to that specified in the ‘hmtx’ table, much like regular Composite glyphs, this does not apply to component glyphs being loaded as part of a VariableComposite glyph.</text:p>
      <text:p text:style-name="P129"><text:span text:style-name="Strong_20_Emphasis">Note:</text:span> A static (non-variable) font that uses VarComposite glyphs, <text:span text:style-name="Emphasis">would not</text:span> have fvar <text:span text:style-name="T130">or</text:span> avar tables but <text:span text:style-name="T24">would</text:span> have the ‘gvar’ <text:span text:style-name="T130">(or ‘GVAR’) </text:span>table. This combination is possible because the gvar table encodes its own number-of-axes, and the axes in this proposal are specified in the normalized space.</text:p>
      <text:p text:style-name="P129"/>
      <text:p text:style-name="P129"/>
      <text:h text:style-name="P64" text:outline-level="4"><text:span text:style-name="Emphasis"><text:span text:style-name="T30">Comparing CFF2 with CFF and glyf </text:span></text:span><text:span text:style-name="Emphasis"><text:span text:style-name="T33">[5.3.3.13]</text:span></text:span></text:h>
      <text:p text:style-name="P24">The formats intended for storing monochrome glyph outlines in OFF fonts are the ‘<text:span text:style-name="T83">GLYF</text:span>’ <text:span text:style-name="T83">and ‘glyf’ </text:span>table<text:span text:style-name="T83">s</text:span> (subclause 5.3.4), the CFF table (subclause 5.4.2), and the CFF2 table.</text:p>
      <text:p text:style-name="P24">CFF2 and CFF use cubic (3rd order) Bézier curves to represent glyph outlines, whereas the ‘glyf’ table uses quadratic (2nd order) Bézier curves. <text:span text:style-name="T83">The ‘GLYF’ table supports a mixture of quadratic and cubic Bézier curves.</text:span></text:p>
      <text:p text:style-name="P24">CFF2 and CFF also use a different conceptual model for “hints” than the ‘<text:span text:style-name="T83">GLYF</text:span>’ <text:span text:style-name="T83">and ‘glyf’</text:span>table<text:span text:style-name="T83">s</text:span>. The tables also differ in relation to support of variations and in how variation data is stored.</text:p>
      <text:p text:style-name="P24">The following table provides a summary comparison of the CFF2, ‘CFF’ and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25">Consideration</text:p>
          </table:table-cell>
          <table:table-cell table:style-name="Table146.B1" office:value-type="string">
            <text:p text:style-name="P32">GLYF</text:p>
          </table:table-cell>
          <table:table-cell table:style-name="Table146.A1" office:value-type="string">
            <text:p text:style-name="P25">glyf</text:p>
          </table:table-cell>
          <table:table-cell table:style-name="Table146.D1" office:value-type="string">
            <text:p text:style-name="P25">CFF</text:p>
          </table:table-cell>
          <table:table-cell table:style-name="Table146.A1" office:value-type="string">
            <text:p text:style-name="P25">CFF2</text:p>
          </table:table-cell>
        </table:table-row>
        <table:table-row table:style-name="Table146.1">
          <table:table-cell table:style-name="Table146.A2" office:value-type="string">
            <text:p text:style-name="P100" loext:marker-style-name="T89">curves</text:p>
          </table:table-cell>
          <table:table-cell table:style-name="Table146.B2" office:value-type="string">
            <text:p text:style-name="P104" loext:marker-style-name="T89">quadratic (2nd order) and cubic (3rd order)</text:p>
          </table:table-cell>
          <table:table-cell table:style-name="Table146.C2" office:value-type="string">
            <text:p text:style-name="P100" loext:marker-style-name="T89">quadratic (2nd order)</text:p>
          </table:table-cell>
          <table:table-cell table:style-name="Table146.D2" office:value-type="string">
            <text:p text:style-name="P100" loext:marker-style-name="T89">cubic (3rd order)</text:p>
          </table:table-cell>
          <table:table-cell table:style-name="Table146.E2" office:value-type="string">
            <text:p text:style-name="P100" loext:marker-style-name="T89">cubic (3rd order)</text:p>
          </table:table-cell>
        </table:table-row>
        <table:table-row table:style-name="Table146.1">
          <table:table-cell table:style-name="Table146.A3" office:value-type="string">
            <text:p text:style-name="P100" loext:marker-style-name="T89">coordinate precision</text:p>
          </table:table-cell>
          <table:table-cell table:style-name="Table146.B3" table:number-columns-spanned="2" office:value-type="string">
            <text:p text:style-name="P104" loext:marker-style-name="T89">1 FUnit</text:p>
          </table:table-cell>
          <table:covered-table-cell/>
          <table:table-cell table:style-name="Table146.D3" table:number-columns-spanned="2" office:value-type="string">
            <text:p text:style-name="P100" loext:marker-style-name="T89">1/65536 FUnit</text:p>
          </table:table-cell>
          <table:covered-table-cell/>
        </table:table-row>
        <table:table-row table:style-name="Table146.1">
          <table:table-cell table:style-name="Table146.A3" office:value-type="string">
            <text:p text:style-name="P100" loext:marker-style-name="T89">hinting</text:p>
          </table:table-cell>
          <table:table-cell table:style-name="Table146.B3" table:number-columns-spanned="2" office:value-type="string">
            <text:p text:style-name="P100" loext:marker-style-name="T89">TrueType instructions move outline points by controlled amounts</text:p>
          </table:table-cell>
          <table:covered-table-cell/>
          <table:table-cell table:style-name="Table146.D4" table:number-columns-spanned="2" office:value-type="string">
            <text:p text:style-name="P100" loext:marker-style-name="T89">alignment zones apply to all glyphs, stem locations are declared in each glyph</text:p>
          </table:table-cell>
          <table:covered-table-cell/>
        </table:table-row>
        <table:table-row table:style-name="Table146.1">
          <table:table-cell table:style-name="Table146.A3" office:value-type="string">
            <text:p text:style-name="P100" loext:marker-style-name="T89">decoding</text:p>
          </table:table-cell>
          <table:table-cell table:style-name="Table146.B3" table:number-columns-spanned="2" office:value-type="string">
            <text:p text:style-name="P100" loext:marker-style-name="T89">not stack-based (except TrueType instructions)</text:p>
          </table:table-cell>
          <table:covered-table-cell/>
          <table:table-cell table:style-name="Table146.D5" table:number-columns-spanned="2" office:value-type="string">
            <text:p text:style-name="P100" loext:marker-style-name="T89">mostly stack-based</text:p>
          </table:table-cell>
          <table:covered-table-cell/>
        </table:table-row>
        <table:table-row table:style-name="Table146.1">
          <table:table-cell table:style-name="Table146.A3" office:value-type="string">
            <text:p text:style-name="P100" loext:marker-style-name="T89">Font variations</text:p>
          </table:table-cell>
          <table:table-cell table:style-name="Table146.B3" table:number-columns-spanned="2" office:value-type="string">
            <text:p text:style-name="P100" loext:marker-style-name="T89">yes: outline variation data is stored in ‘gvar’ (subclause 7.3.4); hint variation data is stored in ‘cvar’ (subclause 7.3.2)</text:p>
          </table:table-cell>
          <table:covered-table-cell/>
          <table:table-cell table:style-name="Table146.D6" office:value-type="string">
            <text:p text:style-name="P100" loext:marker-style-name="T89">no</text:p>
          </table:table-cell>
          <table:table-cell table:style-name="Table146.E6" office:value-type="string">
            <text:p text:style-name="P100" loext:marker-style-name="T89">yes: variation data for outlines and hints is stored within the CFF2 table</text:p>
          </table:table-cell>
        </table:table-row>
        <table:table-row table:style-name="Table146.1">
          <table:table-cell table:style-name="Table146.A3" office:value-type="string">
            <text:p text:style-name="P100" loext:marker-style-name="T89">data redundancy</text:p>
          </table:table-cell>
          <table:table-cell table:style-name="Table146.B3" table:number-columns-spanned="2" office:value-type="string">
            <text:p text:style-name="P100" loext:marker-style-name="T89">low</text:p>
          </table:table-cell>
          <table:covered-table-cell/>
          <table:table-cell table:style-name="Table146.D7" office:value-type="string">
            <text:p text:style-name="P100" loext:marker-style-name="T89">moderate</text:p>
          </table:table-cell>
          <table:table-cell table:style-name="Table146.E6" office:value-type="string">
            <text:p text:style-name="P100" loext:marker-style-name="T89">low</text:p>
          </table:table-cell>
        </table:table-row>
        <text:soft-page-break/>
        <table:table-row table:style-name="Table146.1">
          <table:table-cell table:style-name="Table146.A8" office:value-type="string">
            <text:p text:style-name="P100" loext:marker-style-name="T89">overlapping contours</text:p>
          </table:table-cell>
          <table:table-cell table:style-name="Table146.B8" table:number-columns-spanned="2" office:value-type="string">
            <text:p text:style-name="P100" loext:marker-style-name="T89">yes</text:p>
          </table:table-cell>
          <table:covered-table-cell/>
          <table:table-cell table:style-name="Table146.D8" office:value-type="string">
            <text:p text:style-name="P100" loext:marker-style-name="T89">no</text:p>
          </table:table-cell>
          <table:table-cell table:style-name="Table146.E8" office:value-type="string">
            <text:p text:style-name="P100" loext:marker-style-name="T89">yes</text:p>
          </table:table-cell>
        </table:table-row>
        <table:table-row table:style-name="Table146.1">
          <table:table-cell table:style-name="Table146.A9" office:value-type="string">
            <text:p text:style-name="P104" loext:marker-style-name="T89"><text:span text:style-name="T84">v</text:span>ariable components</text:p>
          </table:table-cell>
          <table:table-cell table:style-name="Table146.B9" office:value-type="string">
            <text:p text:style-name="P104" loext:marker-style-name="T89">yes</text:p>
          </table:table-cell>
          <table:table-cell table:style-name="Table146.C9" office:value-type="string">
            <text:p text:style-name="P105" loext:marker-style-name="T89">no</text:p>
          </table:table-cell>
          <table:table-cell table:style-name="Table146.D9" table:number-columns-spanned="2" office:value-type="string">
            <text:p text:style-name="P105" loext:marker-style-name="T89">using subroutines</text:p>
          </table:table-cell>
          <table:covered-table-cell/>
        </table:table-row>
      </table:table>
      <text:p text:style-name="P75" loext:marker-style-name="T12"><text:span text:style-name="Emphasis"><text:span text:style-name="T17"/></text:span></text:p>
      <text:h text:style-name="P59" text:outline-level="3"><text:bookmark text:name="_loca_–_Index"/><text:span text:style-name="T108">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l<text:span text:style-name="T79">o</text:span>ca—Index to location<text:bookmark-end text:name="_Toc521662488"/><text:bookmark-end text:name="_Toc224979118"/><text:bookmark-end text:name="_Toc113087988"/><text:bookmark-end text:name="_Toc113348392"/><text:bookmark-end text:name="_Toc534817024"/><text:bookmark-end text:name="_Toc518658242"/><text:bookmark-end text:name="_Toc133507319"/></text:h>
      <text:p text:style-name="P136"><text:span text:style-name="T109">The ‘L</text:span><text:span text:style-name="T95">OCA’ </text:span>table<text:span text:style-name="T95"> is same as ‘loca’ except how size is determined, </text:span>and that in practice it can be longer. <text:span text:style-name="T109">Entries in the ‘loca’ table point into the ‘glyf’ table; entries in the ‘LOCA’ table point into the ‘GLYF’ table.</text:span></text:p>
      <text:p text:style-name="P137">If both ‘LOCA’ and ‘loca’ tables are present, the ‘loca’ table shall be ignored. The ‘loca’ table is used by older software that cannot process ‘LOCA’.</text:p>
      <text:p text:style-name="P93">The <text:span text:style-name="T115">number</text:span> of <text:span text:style-name="T115">entries in </text:span>LOCA is determined <text:span text:style-name="T113">by dividing the </text:span><text:span text:style-name="T115">size in bytes</text:span><text:span text:style-name="T113"> of the LOCA table by two or by fou</text:span><text:span text:style-name="T116">r</text:span><text:span text:style-name="T113">, depending on the IndexToLocFormat in the font header:</text:span></text:p>
      <text:list text:style-name="L8">
        <text:list-item>
          <text:p text:style-name="P94">For a Format 0 ‘loca’ <text:span text:style-name="T131">or ‘LOCA’</text:span> table (`head.indexToLocFormat` = 0), the number of <text:span text:style-name="T131">entries is determined by</text:span> the length of the table divided by 2, minus 1</text:p>
        </text:list-item>
        <text:list-item>
          <text:p text:style-name="P95"><text:span text:style-name="T131">F</text:span>or a Format 1 `loca` <text:span text:style-name="T131">or ‘LOCA’ </text:span>table (`head.indexToLocFormat` = 1), the number of <text:span text:style-name="T131">entries is determined by</text:span> length of the table divided by 4, minus 1.</text:p>
        </text:list-item>
      </text:list>
      <text:p text:style-name="P93"><text:span text:style-name="T126">Note</text:span><text:span text:style-name="T113">: </text:span><text:span text:style-name="T132">Since the format of both ‘</text:span><text:span text:style-name="T113">LOCA’ and ‘loca’ </text:span><text:span text:style-name="T132">is determined by the value of IndexToLocFormat in the font header,</text:span><text:span text:style-name="T113"> if both </text:span><text:span text:style-name="T132">tables </text:span><text:span text:style-name="T113">are present </text:span><text:span text:style-name="T132">they must</text:span><text:span text:style-name="T113"> be in the same format </text:span><text:span text:style-name="T132">as each other</text:span><text:span text:style-name="T113">.</text:span></text:p>
      <text:h text:style-name="Heading_20_2" text:outline-level="2"><text:bookmark-start text:name="__RefHeading___Toc21926_2335824944"/><text:bookmark text:name="user-content-composite-glyphs"/>Composite glyphs<text:bookmark-end text:name="__RefHeading___Toc21926_2335824944"/></text:h>
      <text:h text:style-name="Heading_20_3" text:outline-level="3">[5.3.4.1.<text:span text:style-name="T61">2</text:span>] <text:span text:style-name="T61">Composite</text:span> Glyph description <text:span text:style-name="T61">[second table]</text:span></text:h>
      <text:p text:style-name="P16">The following composite glyph flags are defined:</text:p>
      <table:table table:name="Table115" table:style-name="Table115">
        <table:table-column table:style-name="Table115.A"/>
        <table:table-column table:style-name="Table115.B"/>
        <table:table-column table:style-name="Table115.C"/>
        <table:table-row table:style-name="Table115.1">
          <table:table-cell table:style-name="Table115.A1" office:value-type="string">
            <text:p text:style-name="P30">Mask</text:p>
          </table:table-cell>
          <table:table-cell table:style-name="Table115.A1" office:value-type="string">
            <text:p text:style-name="P30">Flags</text:p>
          </table:table-cell>
          <table:table-cell table:style-name="Table115.A1" office:value-type="string">
            <text:p text:style-name="P30">Description</text:p>
          </table:table-cell>
        </table:table-row>
        <table:table-row table:style-name="Table115.1">
          <table:table-cell table:style-name="Table115.A2" office:value-type="string">
            <text:p text:style-name="P31">0x0001</text:p>
          </table:table-cell>
          <table:table-cell table:style-name="Table115.B2" office:value-type="string">
            <text:p text:style-name="P31">ARG_1_AND_2_ARE_WORDS</text:p>
          </table:table-cell>
          <table:table-cell table:style-name="Table115.C2" office:value-type="string">
            <text:p text:style-name="P31">Bit 0: If this is set, the arguments are 16-bit (uint16 or int16); otherwise, they are bytes (uint8 or int8).</text:p>
          </table:table-cell>
        </table:table-row>
        <table:table-row table:style-name="Table115.1">
          <table:table-cell table:style-name="Table115.A3" office:value-type="string">
            <text:p text:style-name="P31">0x0002</text:p>
          </table:table-cell>
          <table:table-cell table:style-name="Table115.B3" office:value-type="string">
            <text:p text:style-name="P31">ARGS_ARE_XY_VALUES</text:p>
          </table:table-cell>
          <table:table-cell table:style-name="Table115.C3" office:value-type="string">
            <text:p text:style-name="P31">Bit 1: If this is set, the arguments are signed xy values; otherwise, they are unsigned point numbers.</text:p>
          </table:table-cell>
        </table:table-row>
        <table:table-row table:style-name="Table115.1">
          <table:table-cell table:style-name="Table115.A3" office:value-type="string">
            <text:p text:style-name="P31">0x0004</text:p>
          </table:table-cell>
          <table:table-cell table:style-name="Table115.B3" office:value-type="string">
            <text:p text:style-name="P31">ROUND_XY_TO_GRID</text:p>
          </table:table-cell>
          <table:table-cell table:style-name="Table115.C3" office:value-type="string">
            <text:p text:style-name="P31">Bit 2: If set and ARGS_ARE_XY_VALUES is also set, the xy values are rounded to the nearest grid line. Ignored if ARGS_ARE_XY_VALUES is not set.</text:p>
          </table:table-cell>
        </table:table-row>
        <table:table-row table:style-name="Table115.1">
          <table:table-cell table:style-name="Table115.A3" office:value-type="string">
            <text:p text:style-name="P31">0x0008</text:p>
          </table:table-cell>
          <table:table-cell table:style-name="Table115.B3" office:value-type="string">
            <text:p text:style-name="P31">WE_HAVE_A_SCALE</text:p>
          </table:table-cell>
          <table:table-cell table:style-name="Table115.C3" office:value-type="string">
            <text:p text:style-name="P31">Bit 3: This indicates that there is a simple scale for the component. Otherwise, scale = 1.0.</text:p>
          </table:table-cell>
        </table:table-row>
        <table:table-row table:style-name="Table115.1">
          <table:table-cell table:style-name="Table115.A3" office:value-type="string">
            <text:p text:style-name="P31">0x0020</text:p>
          </table:table-cell>
          <table:table-cell table:style-name="Table115.B3" office:value-type="string">
            <text:p text:style-name="P31">MORE_COMPONENTS</text:p>
          </table:table-cell>
          <table:table-cell table:style-name="Table115.C3" office:value-type="string">
            <text:p text:style-name="P31">Bit 5: Indicates at least one more glyph after this one.</text:p>
          </table:table-cell>
        </table:table-row>
        <text:soft-page-break/>
        <table:table-row table:style-name="Table115.1">
          <table:table-cell table:style-name="Table115.A3" office:value-type="string">
            <text:p text:style-name="P31">0x0040</text:p>
          </table:table-cell>
          <table:table-cell table:style-name="Table115.B3" office:value-type="string">
            <text:p text:style-name="P31">WE_HAVE_AN_X_AND_Y_SCALE</text:p>
          </table:table-cell>
          <table:table-cell table:style-name="Table115.C3" office:value-type="string">
            <text:p text:style-name="P31">Bit 6: The x direction will use a different scale from the y direction.</text:p>
          </table:table-cell>
        </table:table-row>
        <table:table-row table:style-name="Table115.1">
          <table:table-cell table:style-name="Table115.A3" office:value-type="string">
            <text:p text:style-name="P31">0x0080</text:p>
          </table:table-cell>
          <table:table-cell table:style-name="Table115.B3" office:value-type="string">
            <text:p text:style-name="P31">WE_HAVE_A_TWO_BY_TWO</text:p>
          </table:table-cell>
          <table:table-cell table:style-name="Table115.C3" office:value-type="string">
            <text:p text:style-name="P31">Bit 7: There is a 2 by 2 transformation that will be used to scale the component.</text:p>
          </table:table-cell>
        </table:table-row>
        <table:table-row table:style-name="Table115.1">
          <table:table-cell table:style-name="Table115.A3" office:value-type="string">
            <text:p text:style-name="P31">0x0100</text:p>
          </table:table-cell>
          <table:table-cell table:style-name="Table115.B3" office:value-type="string">
            <text:p text:style-name="P31">WE_HAVE_INSTRUCTIONS</text:p>
          </table:table-cell>
          <table:table-cell table:style-name="Table115.C3" office:value-type="string">
            <text:p text:style-name="P31">Bit 8: Following the last component are instructions for the composite glyph.</text:p>
          </table:table-cell>
        </table:table-row>
        <table:table-row table:style-name="Table115.1">
          <table:table-cell table:style-name="Table115.A3" office:value-type="string">
            <text:p text:style-name="P31">0x0200</text:p>
          </table:table-cell>
          <table:table-cell table:style-name="Table115.B3" office:value-type="string">
            <text:p text:style-name="P31">USE_MY_METRICS</text:p>
          </table:table-cell>
          <table:table-cell table:style-name="Table115.C3" office:value-type="string">
            <text:p text:style-name="P31">Bit 9: If set, this forces the aw and lsb (and rsb) for the composite to be equal to those from this component glyph. This works for hinted and unhinted glyphs.</text:p>
          </table:table-cell>
        </table:table-row>
        <table:table-row table:style-name="Table115.1">
          <table:table-cell table:style-name="Table115.A3" office:value-type="string">
            <text:p text:style-name="P31">0x0400</text:p>
          </table:table-cell>
          <table:table-cell table:style-name="Table115.B3" office:value-type="string">
            <text:p text:style-name="P31">OVERLAP_COMPOUND</text:p>
          </table:table-cell>
          <table:table-cell table:style-name="Table115.C3" office:value-type="string">
            <text:p text:style-name="P31">Bit 10: If set, the components of this compound glyph overlap. Use of this flag is not required in OFF—that is, component glyphs may overlap without having this flag set. It can affect behaviors in some platforms, however. (See Apple’s specification <text:span text:style-name="T58">[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115.1">
          <table:table-cell table:style-name="Table115.A3" office:value-type="string">
            <text:p text:style-name="P31">0x0800</text:p>
          </table:table-cell>
          <table:table-cell table:style-name="Table115.B3" office:value-type="string">
            <text:p text:style-name="P31">SCALED_COMPONENT_OFFSET</text:p>
          </table:table-cell>
          <table:table-cell table:style-name="Table115.C3" office:value-type="string">
            <text:p text:style-name="P31">Bit 11: The composite is designed to have the component offset scaled. Ignored if ARGS_ARE_XY_VALUES is not set.</text:p>
          </table:table-cell>
        </table:table-row>
        <table:table-row table:style-name="Table115.1">
          <table:table-cell table:style-name="Table115.A3" office:value-type="string">
            <text:p text:style-name="P31">0x1000</text:p>
          </table:table-cell>
          <table:table-cell table:style-name="Table115.B3" office:value-type="string">
            <text:p text:style-name="P31">UNSCALED_COMPONENT_OFFSET</text:p>
          </table:table-cell>
          <table:table-cell table:style-name="Table115.C3" office:value-type="string">
            <text:p text:style-name="P31">Bit 12: The composite is designed not to have the component offset scaled. Ignored if ARGS_ARE_XY_VALUES is not set.</text:p>
          </table:table-cell>
        </table:table-row>
        <table:table-row table:style-name="Table115.1">
          <table:table-cell table:style-name="Table115.A14" office:value-type="string">
            <text:p text:style-name="P8">0x200</text:p>
          </table:table-cell>
          <table:table-cell table:style-name="Table115.B14" office:value-type="string">
            <text:p text:style-name="P8">GID_IS_24_BIT</text:p>
          </table:table-cell>
          <table:table-cell table:style-name="Table115.C14" office:value-type="string">
            <text:p text:style-name="P8">Set to <text:s/>allow encoding 24bit glyph indices in composite glyphs.</text:p>
          </table:table-cell>
        </table:table-row>
        <table:table-row table:style-name="Table115.1">
          <table:table-cell table:style-name="Table115.A15" office:value-type="string">
            <text:p text:style-name="P31">0xE010</text:p>
          </table:table-cell>
          <table:table-cell table:style-name="Table115.B15" office:value-type="string">
            <text:p text:style-name="P31">RESERVED</text:p>
          </table:table-cell>
          <table:table-cell table:style-name="Table115.C15" office:value-type="string">
            <text:p text:style-name="P7">Bits 4, <text:span text:style-name="T60">1</text:span>4 and 15 are reserved: set to 0.</text:p>
          </table:table-cell>
        </table:table-row>
      </table:table>
      <text:p text:style-name="P53" loext:marker-style-name="T12"><text:span text:style-name="Source_20_Text"/></text:p>
      <text:h text:style-name="P60" text:outline-level="3"><text:bookmark-start text:name="__RefHeading___Toc21928_2335824944"/><text:span text:style-name="T42">[7.3.4] </text:span><text:span text:style-name="T39">gvar </text:span><text:span text:style-name="T43">and GVAR </text:span><text:span text:style-name="T39">table</text:span><text:span text:style-name="T43">s</text:span><text:bookmark-end text:name="__RefHeading___Toc21928_2335824944"/></text:h>
      <text:h text:style-name="Heading_20_4" text:outline-level="4">Introduction to changes:</text:h>
      <text:p text:style-name="P38">Currently the gvar table encodes a uint16 glyphCount that must match "the number of glyphs stored elsewhere in the font." That field is then used in a subsequent array:</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5">Type</text:p>
            </table:table-cell>
            <table:table-cell table:style-name="Table5.A1" office:value-type="string">
              <text:p text:style-name="P5">Name</text:p>
            </table:table-cell>
            <table:table-cell table:style-name="Table5.A1" office:value-type="string">
              <text:p text:style-name="P5">Description</text:p>
            </table:table-cell>
          </table:table-row>
        </table:table-header-rows>
        <table:table-row>
          <table:table-cell table:style-name="Table5.A1" office:value-type="string">
            <text:p text:style-name="P4">Offset16 or Offset32</text:p>
          </table:table-cell>
          <table:table-cell table:style-name="Table5.A1" office:value-type="string">
            <text:p text:style-name="P4">glyphVariationDataOffsets[glyphCount+1]</text:p>
          </table:table-cell>
          <table:table-cell table:style-name="Table5.A1" office:value-type="string">
            <text:p text:style-name="P4">Offsets from the start of the GlyphVariationData array to each GlyphVariationData table.</text:p>
          </table:table-cell>
        </table:table-row>
      </table:table>
      <text:p text:style-name="P6"><text:soft-page-break/></text:p>
      <text:p text:style-name="P6">We deprecate the glyphCount field, and make the array size match the number of glyphs stored elsewhere in the font instead.</text:p>
      <text:p text:style-name="P124">In any case, the glyphCount in gvar shall be calculated ignoring any ‘GLYF’ table, if present.</text:p>
      <text:p text:style-name="P6"><text:span text:style-name="T25">Note</text:span><text:span text:style-name="T31">—</text:span><text:span text:style-name="T30">This</text:span> allows us to expand gvar without needing to bump to table format 2, which we like to reserve for more extensive table overhaul.</text:p>
      <text:h text:style-name="Heading_20_4" text:outline-level="4">Changes</text:h>
      <text:h text:style-name="Heading_20_3" text:outline-level="3"><text:span text:style-name="T62">[7.3.4.1.1] </text:span>'<text:span text:style-name="T100">GVAR</text:span>' <text:span text:style-name="T100">table</text:span></text:h>
      <text:p text:style-name="P84" loext:marker-style-name="T12"><text:bookmark text:name="docs-internal-guid-d5ce28a2-7fff-712e-32fa-11414ed70464"/><text:span text:style-name="T105">The GVAR table has the same structure as </text:span><text:span text:style-name="T106">the ‘</text:span><text:span text:style-name="T105">gvar’ </text:span><text:span text:style-name="T106">table</text:span><text:span text:style-name="T105">, except that the glyphCount member in the GVAR heads is uint32 instead of uint16 in gvar </text:span><text:span text:style-name="T107">and refers to the number of glyphs in the GLYF table for which variations are defined.</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1">uint<text:span text:style-name="T100">32</text:span></text:p>
          </table:table-cell>
          <table:table-cell table:style-name="Table3.B1" office:value-type="string">
            <text:p text:style-name="P101">glyphCount</text:p>
          </table:table-cell>
          <table:table-cell table:style-name="Table3.C1" office:value-type="string">
            <text:p text:style-name="P101">The number of glyphs <text:span text:style-name="T104">in the GLYF table</text:span>.</text:p>
          </table:table-cell>
        </table:table-row>
      </table:table>
      <text:p text:style-name="P90" loext:marker-style-name="T12"/>
      <text:h text:style-name="P60" text:outline-level="3"><text:bookmark-start text:name="__RefHeading___Toc22266_2925186988"/><text:bookmark text:name="user-content-cmap-table"/><text:span text:style-name="T63">[</text:span><text:span text:style-name="T64">5.1.2</text:span><text:span text:style-name="T63">] </text:span>cmap table<text:bookmark-end text:name="__RefHeading___Toc22266_2925186988"/></text:h>
      <text:p text:style-name="P6">The cmap formats 12 and 13 subtables already support 32-bit glyph indices.</text:p>
      <text:p text:style-name="P6">A new sub-table format 16 will be added which is similar to format 14 but uses 24-bit glyph indices:</text:p>
      <text:p text:style-name="P2"><text:span text:style-name="Source_20_Text">struct UVSMapping24 {<text:line-break/> <text:s/>uint24 unicodeValue;<text:line-break/> <text:s/>uint24 glyphID;<text:line-break/>};</text:span></text:p>
      <text:p text:style-name="P6">The rest of format 16 subtable is similar to format 14.</text:p>
      <text:h text:style-name="Heading_20_4" text:outline-level="4">Changes</text:h>
      <text:h text:style-name="P65" text:outline-level="4">Table overview</text:h>
      <text:p text:style-name="P85" loext:marker-style-name="T12"><text:span text:style-name="T12">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85" loext:marker-style-name="T12"><text:span text:style-name="T12">Regardless of the encoding scheme, character codes that do not correspond to any glyph in the font should be mapped to glyph index 0. The glyph at this location must be a special glyph representing a missing character, commonly known as .notdef.</text:span></text:p>
      <text:p text:style-name="P85" loext:marker-style-name="T12"><text:span text:style-name="T12">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85" loext:marker-style-name="T12"><text:span text:style-name="T12">Other enhancements in Unicode led to the addition of other subtable formats. Subtable format 13 allows for an efficient mapping of many characters to a single glyph; this is useful for “last-resort” fonts that </text:span><text:soft-page-break/><text:span text:style-name="T12">provide fallback rendering for all possible Unicode characters with a distinct fallback glyph for different Unicode ranges. Subtable format 14 provides a unified mechanism for supporting Unicode variation sequences</text:span><text:span text:style-name="T13">. </text:span><text:span text:style-name="T14">Subtable format 16 was added to allow more than 65535 glyphs in a font; it <text:s/>is similar to format 14 but uses 24-bit glyph indices.</text:span></text:p>
      <text:p text:style-name="P85" loext:marker-style-name="T12"><text:span text:style-name="T12">Of the seven available formats, not all are commonly used today. Formats 4, 12, </text:span><text:span text:style-name="T15">and 16</text:span><text:span text:style-name="T12"> are appropriate for most new fonts, depending on the Unicode character repertoire supported. Format 14 is used in many applications for support of Unicode variation sequences. </text:span><text:span text:style-name="T14">Format 16 is needed for larger fonts.</text:span><text:span text:style-name="T15"> </text:span><text:span text:style-name="T12">Some platforms also make use for format 13 for a last-resort fallback font. Other subtable formats are not recommended for use in new fonts. Application developers, however, should anticipate that any of the formats may be used in fonts.</text:span></text:p>
      <text:p text:style-name="P67" loext:marker-style-name="T65"><text:span text:style-name="T65">NOTE<text:tab/>The 'cmap' table version number remains at 0x0000 for fonts that make use of the newer subtable formats.</text:span></text:p>
      <text:p text:style-name="P68" loext:marker-style-name="T65"><text:span text:style-name="T65">[…]</text:span></text:p>
      <text:h text:style-name="P62" text:outline-level="3"><text:span text:style-name="T66">[5.1.2.5.11] </text:span><text:span text:style-name="T65">Format 1</text:span><text:span text:style-name="T66">6</text:span><text:span text:style-name="T65">: U</text:span><text:span text:style-name="T66">24-bit CMAP table</text:span></text:h>
      <text:p text:style-name="P123"/>
      <text:p text:style-name="P138"><text:span text:style-name="T65">Subtable format 16 is the same as subtable format 14, except that it uses 24-bit index values </text:span><text:span text:style-name="T67">in the UVSMapping Records:</text:span></text:p>
      <text:p text:style-name="P39"><text:span text:style-name="Emphasis"><text:span text:style-name="T139">UVSMapping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98">Type</text:p>
          </table:table-cell>
          <table:table-cell table:style-name="Table38.A1" office:value-type="string">
            <text:p text:style-name="P98">Name</text:p>
          </table:table-cell>
          <table:table-cell table:style-name="Table38.A1" office:value-type="string">
            <text:p text:style-name="P98">Description</text:p>
          </table:table-cell>
        </table:table-row>
        <table:table-row table:style-name="Table38.1">
          <table:table-cell table:style-name="Table38.A2" office:value-type="string">
            <text:p text:style-name="P107">uint24 </text:p>
          </table:table-cell>
          <table:table-cell table:style-name="Table38.B2" office:value-type="string">
            <text:p text:style-name="P107">unicodeValue </text:p>
          </table:table-cell>
          <table:table-cell table:style-name="Table38.C2" office:value-type="string">
            <text:p text:style-name="P107">Base Unicode value of the UVS </text:p>
          </table:table-cell>
        </table:table-row>
        <table:table-row table:style-name="Table38.1">
          <table:table-cell table:style-name="Table38.A3" office:value-type="string">
            <text:p text:style-name="P107"><text:span text:style-name="T68">uint24</text:span> </text:p>
          </table:table-cell>
          <table:table-cell table:style-name="Table38.B3" office:value-type="string">
            <text:p text:style-name="P107">glyphID </text:p>
          </table:table-cell>
          <table:table-cell table:style-name="Table38.C3" office:value-type="string">
            <text:p text:style-name="P107">Glyph ID of the UVS </text:p>
          </table:table-cell>
        </table:table-row>
      </table:table>
      <text:p text:style-name="P91"/>
      <text:h text:style-name="P63" text:outline-level="3"><text:bookmark-start text:name="__RefHeading___Toc22268_2925186988"/><text:span text:style-name="T101">Hhea / vhea / </text:span>hmtx / vmtx tables<text:bookmark-end text:name="__RefHeading___Toc22268_2925186988"/></text:h>
      <text:p text:style-name="P139"><text:span text:style-name="T101">HHEA</text:span> and <text:span text:style-name="T101">VHEA</text:span> are the same as <text:span text:style-name="T102">hhea and vhea</text:span> <text:span text:style-name="T102">respectively, </text:span>but with 32-bit number<text:span text:style-name="T103">O</text:span>f{H,V}metrics values.</text:p>
      <text:p text:style-name="P89"><text:bookmark text:name="docs-internal-guid-706e6dad-7fff-a8bd-85f5-0eee5425b431"/>The HMTX / VMTX tables have the exact same structure as the hmtx / vmtx tables, just respecting the numberOf{H,V}metrics from HHEA / VHEA instead of hhea / vhea.</text:p>
      <text:h text:style-name="P60" text:outline-level="3"><text:bookmark-start text:name="__RefHeading___Toc22274_2925186988"/><text:bookmark text:name="user-content-hvar--vvar-tables"/><text:span text:style-name="Source_20_Text"><text:span text:style-name="T139">HVAR</text:span></text:span><text:span text:style-name="T139"> / </text:span><text:span text:style-name="Source_20_Text"><text:span text:style-name="T139">VVAR</text:span></text:span><text:span text:style-name="T139"> tables</text:span><text:bookmark-end text:name="__RefHeading___Toc22274_2925186988"/></text:h>
      <text:p text:style-name="P6">No changes needed.</text:p>
      <text:h text:style-name="P60" text:outline-level="3"><text:bookmark-start text:name="__RefHeading___Toc22276_2925186988"/><text:bookmark text:name="user-content-vorg-table"/><text:span text:style-name="Source_20_Text">VORG</text:span> table<text:bookmark-end text:name="__RefHeading___Toc22276_2925186988"/></text:h>
      <text:p text:style-name="P121"><text:span text:style-name="T97">@@todo need new version</text:span></text:p>
      <text:h text:style-name="P60" text:outline-level="3"><text:bookmark-start text:name="__RefHeading___Toc22278_2925186988"/><text:bookmark text:name="user-content-colr-table"/><text:span text:style-name="Source_20_Text">COLR</text:span> table<text:bookmark-end text:name="__RefHeading___Toc22278_2925186988"/></text:h>
      <text:p text:style-name="P40">No changes needed. <text:span text:style-name="T97">COLORv2 may introduce changes</text:span></text:p>
      <text:h text:style-name="P60" text:outline-level="3"><text:bookmark-start text:name="__RefHeading___Toc22280_2925186988"/><text:bookmark text:name="user-content-sbix-table"/><text:soft-page-break/><text:span text:style-name="Source_20_Text">sbix</text:span> table<text:bookmark-end text:name="__RefHeading___Toc22280_2925186988"/></text:h>
      <text:p text:style-name="P6">The number of glyphs referenced by the table is the number of glyphs in the font as defined earlier. Same applies to non-OpenType tables kerx and morx.</text:p>
      <text:h text:style-name="P60" text:outline-level="3"><text:bookmark-start text:name="__RefHeading___Toc22282_2925186988"/><text:bookmark text:name="user-content-gdef--gsub--gpos-tables"/><text:span text:style-name="Source_20_Text">GDEF</text:span> / <text:span text:style-name="Source_20_Text">GSUB</text:span> / <text:span text:style-name="Source_20_Text">GPOS</text:span> tables<text:bookmark-end text:name="__RefHeading___Toc22282_2925186988"/></text:h>
      <text:h text:style-name="P66" text:outline-level="4"><text:bookmark-start text:name="__RefHeading___Toc22284_2925186988"/><text:bookmark text:name="user-content-gdef-version-2"/><text:span text:style-name="Source_20_Text">GDEF</text:span> version 2<text:bookmark-end text:name="__RefHeading___Toc22284_2925186988"/></text:h>
      <text:p text:style-name="P6">The main GDEF struct is augmented with a version 2 to alleviate offset-overflows when classDef and other structs grow large:</text:p>
      <text:p text:style-name="P2"><text:span text:style-name="Source_20_Text">struct GDEFVersion2 {<text:line-break/> <text:s/>Version version; // 0x00020000<text:line-break/> <text:s/>Offset24To&lt;ClassDef&gt; glyphClassDef;<text:line-break/> <text:s/>Offset24To&lt;AttachList&gt; attachList;<text:line-break/> <text:s/>Offset24To&lt;LigCaretList&gt; ligCaretList;</text:span></text:p>
      <text:p text:style-name="P2"><text:span text:style-name="Source_20_Text"><text:s text:c="2"/>Offset24To&lt;ClassDef&gt; markAttachClassDef;<text:line-break/> <text:s/>Offset24To&lt;MarkGlyphSets&gt; markGlyphSets;<text:line-break/> <text:s/>Offset32To&lt;ItemVariationStore&gt; varStore;<text:line-break/>};</text:span></text:p>
      <text:p text:style-name="P6">Note that the varStore offset is 32bit, for compatibility with 0x00010003 version.</text:p>
      <text:h text:style-name="P66" text:outline-level="4"><text:bookmark-start text:name="__RefHeading___Toc22286_2925186988"/><text:bookmark text:name="user-content-gsub"/><text:span text:style-name="Source_20_Text">GSUB</text:span><text:bookmark-end text:name="__RefHeading___Toc22286_2925186988"/></text:h>
      <text:p text:style-name="P6">The following sections when combined, fully cover the GSUB table extension:</text:p>
      <text:list text:style-name="L5">
        <text:list-item>
          <text:p text:style-name="P114">GSUB / GPOS version 2 </text:p>
        </text:list-item>
        <text:list-item>
          <text:p text:style-name="P114">Coverage / ClassDef formats 3 &amp; 4 </text:p>
        </text:list-item>
        <text:list-item>
          <text:p text:style-name="P114">GSUB SingleSubst formats 3 &amp; 4 </text:p>
        </text:list-item>
        <text:list-item>
          <text:p text:style-name="P114">GSUB MultipleSubst / AlternateSubst format 2 </text:p>
        </text:list-item>
        <text:list-item>
          <text:p text:style-name="P114">GSUB LigatureSubst format 2 </text:p>
        </text:list-item>
        <text:list-item>
          <text:p text:style-name="P115">GSUB / GPOS (Chain)Context format 4 &amp; 5 </text:p>
        </text:list-item>
      </text:list>
      <text:h text:style-name="P66" text:outline-level="4"><text:bookmark-start text:name="__RefHeading___Toc22288_2925186988"/><text:bookmark text:name="user-content-gpos"/><text:span text:style-name="Source_20_Text">GPOS</text:span><text:bookmark-end text:name="__RefHeading___Toc22288_2925186988"/></text:h>
      <text:p text:style-name="P6">The following sections when combined, fully cover the GSUB table extension:</text:p>
      <text:list text:style-name="L6">
        <text:list-item>
          <text:p text:style-name="P116">GSUB / GPOS version 2 </text:p>
        </text:list-item>
        <text:list-item>
          <text:p text:style-name="P116">Coverage / ClassDef formats 3 &amp; 4 </text:p>
        </text:list-item>
        <text:list-item>
          <text:p text:style-name="P116">GPOS PairPos formats 3 &amp; 4 </text:p>
        </text:list-item>
        <text:list-item>
          <text:p text:style-name="P116">GPOS MarkBasePos / MarkLigPos / MarkMarkPos format 2 </text:p>
        </text:list-item>
        <text:list-item>
          <text:p text:style-name="P117">GSUB / GPOS (Chain)Context format 4 &amp; 5 </text:p>
        </text:list-item>
      </text:list>
      <text:h text:style-name="P66" text:outline-level="4"><text:bookmark-start text:name="__RefHeading___Toc22290_2925186988"/><text:bookmark text:name="user-content-gsub--gpos-version-2"/><text:soft-page-break/><text:span text:style-name="Source_20_Text">GSUB</text:span> / <text:span text:style-name="Source_20_Text">GPOS</text:span> version 2<text:bookmark-end text:name="__RefHeading___Toc22290_2925186988"/></text:h>
      <text:p text:style-name="P6">The main GSUB / GPOS structs currently result in an offset-overflow with more than ~3k lookups. They are augmented with a version 2 that alleviates this problem:</text:p>
      <text:p text:style-name="P2"><text:span text:style-name="Source_20_Text">struct GSUBGPOSVersion2 {<text:line-break/> <text:s/>Version version; // 0x00020000<text:line-break/> <text:s/>Offset24To&lt;ScriptList&gt; scripts;<text:line-break/> <text:s/>Offset24To&lt;FeatureList&gt; features;<text:line-break/> <text:s/>Offset24To&lt;LookupList24&gt; lookups;<text:line-break/> <text:s/>Offset32To&lt;FeatureVariations&gt; featureVars;<text:line-break/>};</text:span></text:p>
      <text:p text:style-name="P15">Note that the last item is a 32bit offset, for compatibility with version 0x00010001 tables.</text:p>
      <text:p text:style-name="P6">LookupList24 is a List16 of Offset24 to Lookup structures:</text:p>
      <text:p text:style-name="P3"><text:span text:style-name="Source_20_Text">using LookupList24 = List16OfOffse24tTo&lt;Lookup&gt;;</text:span></text:p>
      <text:h text:style-name="P66" text:outline-level="4"><text:bookmark-start text:name="__RefHeading___Toc22292_2925186988"/><text:bookmark text:name="user-content-coverage--classdef-formats-3--4"/><text:span text:style-name="Source_20_Text">Coverage</text:span> / <text:span text:style-name="Source_20_Text">ClassDef</text:span> formats 3 &amp; 4<text:bookmark-end text:name="__RefHeading___Toc22292_2925186988"/></text:h>
      <text:p text:style-name="P6">Coverage and ClassDef tables are augmented with formats 3 and 4 to allow for gid24, which parallel formats 1 &amp; 2 respectively:</text:p>
      <text:p text:style-name="P2"><text:span text:style-name="Source_20_Text">struct CoverageFormat3 {<text:line-break/> <text:s/>uint16 format; // == 3<text:line-break/> <text:s/>Array16Of&lt;GlyphID24&gt; glyphs;<text:line-break/>};</text:span></text:p>
      <text:p text:style-name="P2"><text:span text:style-name="Source_20_Text">struct CoverageFormat4 {<text:line-break/> <text:s/>uint16 format; // == 4<text:line-break/> <text:s/>Array16Of&lt;Range24Record&gt; ranges;<text:line-break/>};</text:span></text:p>
      <text:p text:style-name="P2"><text:span text:style-name="Source_20_Text">struct ClassDefFormat3 {<text:line-break/> <text:s/>uint16 format; // == 3<text:line-break/> <text:s/>GlyphID24 startGlyphID;<text:line-break/> <text:s/>Array24Of&lt;uint16&gt; classes;<text:line-break/>};</text:span></text:p>
      <text:p text:style-name="P2"><text:span text:style-name="Source_20_Text">struct ClassDefFormat4 {<text:line-break/> <text:s/>uint16 format; // == 4<text:line-break/> <text:s/>Array24Of&lt;Range24Record&gt; ranges;<text:line-break/>};</text:span></text:p>
      <text:p text:style-name="P2"><text:span text:style-name="Source_20_Text">struct Range24Record {<text:line-break/> <text:s/>GlyphID24 startGlyphID;<text:line-break/> <text:s/>GlyphID24 endGlyphID;<text:line-break/> <text:s/>uint16 value;<text:line-break/>};</text:span></text:p>
      <text:h text:style-name="P66" text:outline-level="4"><text:bookmark-start text:name="__RefHeading___Toc22294_2925186988"/><text:bookmark text:name="user-content-gsub-singlesubst-formats-3--4"/><text:span text:style-name="Source_20_Text">GSUB</text:span> <text:span text:style-name="Source_20_Text">SingleSubst</text:span> formats 3 &amp; 4<text:bookmark-end text:name="__RefHeading___Toc22294_2925186988"/></text:h>
      <text:p text:style-name="P6">Clarify that in format 1, delta addition math only affects the lower 16bits of the gid. Format 3 delta addition math is module 2^24.</text:p>
      <text:p text:style-name="P6">Two new formats, 3 &amp; 4, are introduced, that parallel formats 1 &amp; 2 respectively:</text:p>
      <text:p text:style-name="P2"><text:span text:style-name="Source_20_Text">struct SingleSubstFormat3 {<text:line-break/></text:span><text:soft-page-break/><text:span text:style-name="Source_20_Text"> <text:s/>uint16 format; // == 3<text:line-break/> <text:s/>Offset24To&lt;Coverage&gt; coverage;<text:line-break/> <text:s/>int24 deltaGlyphID;<text:line-break/>};</text:span></text:p>
      <text:p text:style-name="P2"><text:span text:style-name="Source_20_Text">struct SingleSubstFormat4 {<text:line-break/> <text:s/>uint16 format; // == 4<text:line-break/> <text:s/>Offset24To&lt;Coverage&gt; coverage;<text:line-break/> <text:s/>Array16Of&lt;GlyphID24&gt; substitutes;<text:line-break/>};</text:span></text:p>
      <text:h text:style-name="P66" text:outline-level="4"><text:bookmark-start text:name="__RefHeading___Toc22296_2925186988"/><text:bookmark text:name="user-content-gsub-multiplesubst--alternatesubst-format-2"/><text:span text:style-name="Source_20_Text"><text:span text:style-name="T44">GSUB</text:span></text:span> <text:span text:style-name="Source_20_Text"><text:span text:style-name="T44">MultipleSubst</text:span></text:span> / <text:span text:style-name="Source_20_Text"><text:span text:style-name="T44">AlternateSubst</text:span></text:span> format 2<text:bookmark-end text:name="__RefHeading___Toc22296_2925186988"/></text:h>
      <text:p text:style-name="P6">Format 2 is introduced to enable gid24:</text:p>
      <text:p text:style-name="P13"><text:span text:style-name="Source_20_Text">typedef Array16Of&lt;GlyphID24&gt; Sequence24;</text:span></text:p>
      <text:p text:style-name="P13"><text:span text:style-name="Source_20_Text">struct MultipleSubstFormat2 {<text:line-break/> <text:s/>uint16 format; // == 2<text:line-break/> <text:s/>Offset24To&lt;Coverage&gt; coverage;<text:line-break/> <text:s/>Array16Of&lt;Offset24To&lt;Sequence24&gt;&gt; sequences;<text:line-break/>};</text:span></text:p>
      <text:p text:style-name="P14"><text:span text:style-name="Source_20_Text">typedef Array16Of&lt;GlyphID24&gt; AlternateSet24;</text:span></text:p>
      <text:p text:style-name="P2"><text:span text:style-name="Source_20_Text">struct AlternateSubstFormat2 {<text:line-break/> <text:s/>uint16 format; // == 2<text:line-break/> <text:s/>Offset24To&lt;Coverage&gt; coverage;<text:line-break/> <text:s/>Array16Of&lt;Offset24To&lt;AlternateSet24&gt;&gt; alternateSets;<text:line-break/>};</text:span></text:p>
      <text:h text:style-name="P66" text:outline-level="4"><text:bookmark-start text:name="__RefHeading___Toc22298_2925186988"/><text:bookmark text:name="user-content-gsub-ligaturesubst-format-2"/>GSUB LigatureSubst format 2<text:bookmark-end text:name="__RefHeading___Toc22298_2925186988"/></text:h>
      <text:p text:style-name="P6">Format 2 is introduced to enable <text:span text:style-name="T44">gid24</text:span>:</text:p>
      <text:p text:style-name="P2"><text:span text:style-name="Source_20_Text">struct LigatureSubstFormat2 {<text:line-break/> <text:s/>uint16 format; == 2<text:line-break/> <text:s/>Offset24To&lt;Coverage&gt; coverage;<text:line-break/> <text:s/>Array16Of&lt;Offset24To&lt;LigatureSet24&gt;&gt; ligatureSets;<text:line-break/>};</text:span></text:p>
      <text:p text:style-name="P2"><text:span text:style-name="Source_20_Text">struct LigatureSet24 {<text:line-break/> <text:s/>Array16Of&lt;Offset16To&lt;Ligature24&gt;&gt; ligatures;<text:line-break/>};</text:span></text:p>
      <text:p text:style-name="P2"><text:span text:style-name="Source_20_Text">struct Ligature24 {<text:line-break/> <text:s/>GlyphID24 ligatureGlyph;<text:line-break/> <text:s/>uint16 componentCount;<text:line-break/> <text:s/>GlyphID24 componentGlyphIDs[componentCount – 1];<text:line-break/>};</text:span></text:p>
      <text:h text:style-name="P66" text:outline-level="4"><text:bookmark-start text:name="__RefHeading___Toc22300_2925186988"/><text:bookmark text:name="user-content-gpos-pairpos-formats-3--4"/>GPOS PairPos formats 3 &amp; 4<text:bookmark-end text:name="__RefHeading___Toc22300_2925186988"/></text:h>
      <text:p text:style-name="P6">Two new formats, 3 &amp; 4, are introduced that parallel formats 1 &amp; 2.</text:p>
      <text:p text:style-name="P6">Format 4 is only introduced to alleviate offset-overflow issues and is not otherwise needed for gid24 support.</text:p>
      <text:p text:style-name="P2"><text:span text:style-name="Source_20_Text">struct PosFormat3 {<text:line-break/></text:span><text:soft-page-break/><text:span text:style-name="Source_20_Text"> <text:s/>uint16 format; == 3<text:line-break/> <text:s/>Offset24To&lt;Coverage&gt; coverage;<text:line-break/> <text:s/>uint16 valueFormat1;<text:line-break/> <text:s/>uint16 valueFormat2;<text:line-break/> <text:s/>Array16Of&lt;Offset24To&lt;PairSet24&gt;&gt; pairSets;<text:line-break/>};</text:span></text:p>
      <text:p text:style-name="P2"><text:span text:style-name="Source_20_Text">struct PairSet24 {<text:line-break/> <text:s/>uint24 pairValueCount;<text:line-break/> <text:s/>PairValueRecord24 pairValueRecords[pairValueCount];<text:line-break/>};</text:span></text:p>
      <text:p text:style-name="P2"><text:span text:style-name="Source_20_Text">struct PairValueRecord24 {<text:line-break/> <text:s/>GlyphID24 secondGlyph;<text:line-break/> <text:s/>ValueRecord valueRecord1;<text:line-break/> <text:s/>ValueRecord valueRecord2;<text:line-break/>};</text:span></text:p>
      <text:p text:style-name="P2"><text:span text:style-name="Source_20_Text">struct PosFormat4 {<text:line-break/> <text:s/>uint16 format; == 4<text:line-break/> <text:s/>Offset24To&lt;Coverage&gt; coverage;<text:line-break/> <text:s/>uint16 valueFormat1;<text:line-break/> <text:s/>uint16 valueFormat2;<text:line-break/> <text:s/>Offset24To&lt;ClassDef&gt; classDef1; <text:s/><text:line-break/> <text:s/>Offset24To&lt;ClassDef&gt; classDef2;<text:line-break/> <text:s/>uint16 class1Count;<text:line-break/> <text:s/>uint16 class2Count;<text:line-break/> <text:s/>Class1Record class1Records[class1Count];<text:line-break/>};</text:span></text:p>
      <text:h text:style-name="P66" text:outline-level="4"><text:bookmark-start text:name="__RefHeading___Toc22302_2925186988"/><text:bookmark text:name="user-content-gpos-markbasepos--markligpos--markmarkpos-format-2"/>GPOS MarkBasePos / MarkLigPos / MarkMarkPos format 2<text:bookmark-end text:name="__RefHeading___Toc22302_2925186988"/></text:h>
      <text:p text:style-name="P6">Format 2 is introduce just to alleviate offset-overflow issues at the top-level structure. All downstream structures are reused:</text:p>
      <text:p text:style-name="P2"><text:span text:style-name="Source_20_Text">The Coverage table parts are covered in #30.</text:span></text:p>
      <text:p text:style-name="P2"><text:span text:style-name="Source_20_Text">Add one new format of each, just to upgrade offsets of the top-level subtable to 24bit. All downstream structs are reused and not expanded.</text:span></text:p>
      <text:p text:style-name="P2"><text:span text:style-name="Source_20_Text">struct MarkBasePosFormat2 {</text:span></text:p>
      <text:p text:style-name="P2"><text:span text:style-name="Source_20_Text"><text:s text:c="2"/>uint16 format; // == 2</text:span></text:p>
      <text:p text:style-name="P2"><text:span text:style-name="Source_20_Text"><text:s text:c="2"/>Offset24To&lt;Coverage&gt; markCoverage;</text:span></text:p>
      <text:p text:style-name="P2"><text:span text:style-name="Source_20_Text"><text:s text:c="2"/>Offset24To&lt;Coverage&gt; baseCoverage;</text:span></text:p>
      <text:p text:style-name="P2"><text:span text:style-name="Source_20_Text"><text:s text:c="2"/>uint16 markClassCount;</text:span></text:p>
      <text:p text:style-name="P2"><text:span text:style-name="Source_20_Text"><text:s text:c="2"/>Offset24To&lt;MarkArray&gt; markArray;</text:span></text:p>
      <text:p text:style-name="P2"><text:span text:style-name="Source_20_Text"><text:s text:c="2"/>Offset24To&lt;BaseArray&gt; baseArray;</text:span></text:p>
      <text:p text:style-name="P2"><text:span text:style-name="Source_20_Text">};</text:span></text:p>
      <text:p text:style-name="P2"/>
      <text:p text:style-name="P2"><text:span text:style-name="Source_20_Text">struct MarkLigaturePosFormat2 {</text:span></text:p>
      <text:p text:style-name="P2"><text:span text:style-name="Source_20_Text"><text:s text:c="2"/>uint16 format; // == 2</text:span></text:p>
      <text:p text:style-name="P2"><text:soft-page-break/><text:span text:style-name="Source_20_Text"><text:s text:c="2"/>Offset24To&lt;Coverage&gt; markCoverage;</text:span></text:p>
      <text:p text:style-name="P2"><text:span text:style-name="Source_20_Text"><text:s text:c="2"/>Offset24To&lt;Coverage&gt; ligatureCoverage;</text:span></text:p>
      <text:p text:style-name="P2"><text:span text:style-name="Source_20_Text"><text:s text:c="2"/>uint16 markClassCount;</text:span></text:p>
      <text:p text:style-name="P2"><text:span text:style-name="Source_20_Text"><text:s text:c="2"/>Offset24To&lt;MarkArray&gt; markArray;</text:span></text:p>
      <text:p text:style-name="P2"><text:span text:style-name="Source_20_Text"><text:s text:c="2"/>Offset24To&lt;LigatureArray&gt; ligatureArray;</text:span></text:p>
      <text:p text:style-name="P2"><text:span text:style-name="Source_20_Text">};</text:span></text:p>
      <text:p text:style-name="P2"/>
      <text:p text:style-name="P2"><text:span text:style-name="Source_20_Text">struct MarkMarkPosFormat2 {</text:span></text:p>
      <text:p text:style-name="P2"><text:span text:style-name="Source_20_Text"><text:s text:c="2"/>uint16 format; // == 2</text:span></text:p>
      <text:p text:style-name="P2"><text:span text:style-name="Source_20_Text"><text:s text:c="2"/>Offset24To&lt;Coverage&gt; mark1Coverage;</text:span></text:p>
      <text:p text:style-name="P2"><text:span text:style-name="Source_20_Text"><text:s text:c="2"/>Offset24To&lt;Coverage&gt; mark2Coverage;</text:span></text:p>
      <text:p text:style-name="P2"><text:span text:style-name="Source_20_Text"><text:s text:c="2"/>uint16 markClassCount;</text:span></text:p>
      <text:p text:style-name="P2"><text:span text:style-name="Source_20_Text"><text:s text:c="2"/>Offset24To&lt;MarkArray&gt; mark1Array;</text:span></text:p>
      <text:p text:style-name="P2"><text:span text:style-name="Source_20_Text"><text:s text:c="2"/>Offset24To&lt;Mark2Array&gt; mark2Array;</text:span></text:p>
      <text:p text:style-name="P3"><text:span text:style-name="Source_20_Text">};</text:span></text:p>
      <text:h text:style-name="P66" text:outline-level="4"><text:bookmark-start text:name="__RefHeading___Toc22304_2925186988"/><text:bookmark text:name="user-content-gsub--gpos-chaincontext-format-4--5"/>GSUB / GPOS (Chain)Context format 4 &amp; 5<text:bookmark-end text:name="__RefHeading___Toc22304_2925186988"/></text:h>
      <text:p text:style-name="P6">Add Context and ChainContext format 4 that parallels format 1 for gid24:</text:p>
      <text:p text:style-name="P2"><text:span text:style-name="Source_20_Text">struct ContextFormat4 {</text:span></text:p>
      <text:p text:style-name="P2"><text:span text:style-name="Source_20_Text"><text:s text:c="2"/>uint16 format; == 4</text:span></text:p>
      <text:p text:style-name="P2"><text:span text:style-name="Source_20_Text"><text:s text:c="2"/>Offset24To&lt;Coverage&gt; coverage;</text:span></text:p>
      <text:p text:style-name="P2"><text:span text:style-name="Source_20_Text"><text:s text:c="2"/>Array16Of&lt;Offset24To&lt;GlyphRuleSet24&gt;&gt; ruleSets;</text:span></text:p>
      <text:p text:style-name="P2"><text:span text:style-name="Source_20_Text">};</text:span></text:p>
      <text:p text:style-name="P2"/>
      <text:p text:style-name="P2"><text:span text:style-name="Source_20_Text">struct GlyphRuleSet24 {</text:span></text:p>
      <text:p text:style-name="P2"><text:span text:style-name="Source_20_Text"><text:s text:c="2"/>Array16Of&lt;Offset16To&lt;GlyphRule24&gt;&gt; rules;</text:span></text:p>
      <text:p text:style-name="P2"><text:span text:style-name="Source_20_Text">};</text:span></text:p>
      <text:p text:style-name="P2"/>
      <text:p text:style-name="P2"><text:span text:style-name="Source_20_Text">struct GlyphRule24 {</text:span></text:p>
      <text:p text:style-name="P2"><text:span text:style-name="Source_20_Text"><text:s text:c="2"/>uint16 glyphCount;</text:span></text:p>
      <text:p text:style-name="P2"><text:span text:style-name="Source_20_Text"><text:s text:c="2"/>GlyphID24 glyphs[inputGlyphCount - 1];</text:span></text:p>
      <text:p text:style-name="P2"><text:span text:style-name="Source_20_Text"><text:s text:c="2"/>uint16 seqLookupCount;</text:span></text:p>
      <text:p text:style-name="P2"><text:soft-page-break/><text:span text:style-name="Source_20_Text"><text:s text:c="2"/>SequenceLookupRecord seqLookupRecords[seqLookupCount];</text:span></text:p>
      <text:p text:style-name="P3"><text:span text:style-name="Source_20_Text">};</text:span></text:p>
      <text:p text:style-name="P2"><text:span text:style-name="Source_20_Text">struct ChainContextFormat4 {</text:span></text:p>
      <text:p text:style-name="P2"><text:span text:style-name="Source_20_Text"><text:s text:c="2"/>uint16 format; == 4</text:span></text:p>
      <text:p text:style-name="P2"><text:span text:style-name="Source_20_Text"><text:s text:c="2"/>Offset24To&lt;Coverage&gt; coverage;</text:span></text:p>
      <text:p text:style-name="P2"><text:span text:style-name="Source_20_Text"><text:s text:c="2"/>Array16Of&lt;Offset24To&lt;ChainGlyphRuleSet24&gt;&gt; ruleSets;</text:span></text:p>
      <text:p text:style-name="P2"><text:span text:style-name="Source_20_Text">};</text:span></text:p>
      <text:p text:style-name="P2"/>
      <text:p text:style-name="P2"><text:span text:style-name="Source_20_Text">struct ChainGlyphRuleSet24 {</text:span></text:p>
      <text:p text:style-name="P2"><text:span text:style-name="Source_20_Text"><text:s text:c="2"/>Array16Of&lt;Offset16To&lt;ChainGlyphRule24&gt;&gt; rules;</text:span></text:p>
      <text:p text:style-name="P2"><text:span text:style-name="Source_20_Text">};</text:span></text:p>
      <text:p text:style-name="P2"/>
      <text:p text:style-name="P2"><text:span text:style-name="Source_20_Text">struct ChainGlyphRule24 {</text:span></text:p>
      <text:p text:style-name="P2"><text:span text:style-name="Source_20_Text"><text:s text:c="2"/>uint16 backtrackGlyphCount; </text:span></text:p>
      <text:p text:style-name="P2"><text:span text:style-name="Source_20_Text"><text:s text:c="2"/>GlyphID24 backtrackGlyphs[backtrackGlyphCount];</text:span></text:p>
      <text:p text:style-name="P2"><text:span text:style-name="Source_20_Text"><text:s text:c="2"/>uint16 inputGlyphCount;</text:span></text:p>
      <text:p text:style-name="P2"><text:span text:style-name="Source_20_Text"><text:s text:c="2"/>GlyphID24 inputGlyphs[inputGlyphCount - 1];</text:span></text:p>
      <text:p text:style-name="P2"><text:span text:style-name="Source_20_Text"><text:s text:c="2"/>uint16 lookaheadGlyphCount;</text:span></text:p>
      <text:p text:style-name="P2"><text:span text:style-name="Source_20_Text"><text:s text:c="2"/>GlyphID24 lookaheadGlyphs[lookaheadGlyphCount];</text:span></text:p>
      <text:p text:style-name="P2"><text:span text:style-name="Source_20_Text"><text:s text:c="2"/>uint16 seqLookupCount;</text:span></text:p>
      <text:p text:style-name="P2"><text:span text:style-name="Source_20_Text"><text:s text:c="2"/>SequenceLookupRecord seqLookupRecords[seqLookupCount];</text:span></text:p>
      <text:p text:style-name="P3"><text:span text:style-name="Source_20_Text">};</text:span></text:p>
      <text:p text:style-name="P6">Add Context and ChainContext format 5 that parallels format 2 for offset-overflow alleviation:</text:p>
      <text:p text:style-name="P2"><text:span text:style-name="Source_20_Text">struct ContextFormat5 {</text:span></text:p>
      <text:p text:style-name="P2"><text:span text:style-name="Source_20_Text"><text:s text:c="2"/>uint16 format; == 5</text:span></text:p>
      <text:p text:style-name="P2"><text:span text:style-name="Source_20_Text"><text:s text:c="2"/>Offset24To&lt;Coverage&gt; coverage;</text:span></text:p>
      <text:p text:style-name="P2"><text:span text:style-name="Source_20_Text"><text:s text:c="2"/>Offset24To&lt;ClassDef&gt; classDef;</text:span></text:p>
      <text:p text:style-name="P2"><text:span text:style-name="Source_20_Text"><text:s text:c="2"/>Array16Of&lt;Offset24To&lt;ClassRuleSet&gt;&gt; ruleSets;</text:span></text:p>
      <text:p text:style-name="P3"><text:span text:style-name="Source_20_Text">};</text:span></text:p>
      <text:p text:style-name="P2"><text:span text:style-name="Source_20_Text">struct ChainContextFormat5 {</text:span></text:p>
      <text:p text:style-name="P2"><text:span text:style-name="Source_20_Text"><text:s text:c="2"/>uint16 format; == 5</text:span></text:p>
      <text:p text:style-name="P2"><text:soft-page-break/><text:span text:style-name="Source_20_Text"><text:s text:c="2"/>Offset24To&lt;Coverage&gt; coverage;</text:span></text:p>
      <text:p text:style-name="P2"><text:span text:style-name="Source_20_Text"><text:s text:c="2"/>Offset24To&lt;ClassDef&gt; backtrackClassDef;</text:span></text:p>
      <text:p text:style-name="P2"><text:span text:style-name="Source_20_Text"><text:s text:c="2"/>Offset24To&lt;ClassDef&gt; inputClassDef;</text:span></text:p>
      <text:p text:style-name="P2"><text:span text:style-name="Source_20_Text"><text:s text:c="2"/>Offset24To&lt;ClassDef&gt; lookaheadClassDef;</text:span></text:p>
      <text:p text:style-name="P2"><text:span text:style-name="Source_20_Text"><text:s text:c="2"/>Array16Of&lt;Offset24To&lt;ClassRuleSet&gt;&gt; ruleSets;</text:span></text:p>
      <text:p text:style-name="P3"><text:span text:style-name="Source_20_Text">};</text:span></text:p>
      <text:p text:style-name="P6">The RuleSet and ChainRuleSet are <text:span text:style-name="Emphasis">not</text:span> extended, because they are class-based, not glyph-based, so no extension is necessary.</text:p>
      <text:p text:style-name="P6">Format 3 (Coverage-based format) is <text:span text:style-name="Emphasis">not</text:span> extended, because it only encodes one rule, so overflows are unlike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183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1"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1"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1"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2"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1"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2"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1"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2"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1"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1"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1"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1"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style:font-name-asian="MS Mincho" style:font-family-asian="'MS Mincho'" style:font-family-generic-asian="system" style:font-pitch-asian="variable" style:language-asian="ja" style:country-asian="JP" style:font-name-complex="Courier New2" style:font-family-complex="'Courier New'" style:font-family-generic-complex="system" style:font-pitch-complex="variable"/>
    </style:style>
    <style:style style:name="HTML_20_Typewriter" style:display-name="HTML Typewriter" style:family="text">
      <style:text-properties style:font-name="Courier New1" fo:font-family="'Courier New'" style:font-family-generic="roman" style:font-pitch="variable" fo:font-size="10pt" style:font-name-asian="MS Mincho" style:font-family-asian="'MS Mincho'" style:font-family-generic-asian="system" style:font-pitch-asian="variable" style:font-size-asian="10pt" style:font-name-complex="Courier New2"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1"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2"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2"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2"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2"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2"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2"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2"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2"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2"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2"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2"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2"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2"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2"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2"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2"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2"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2"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2"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2"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2"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2"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2"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2"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2"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2"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2"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2"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2"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2"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2"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2"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2"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2"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2"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2"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2"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2"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2"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2"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2"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2"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2"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2"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2"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2"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2"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2"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2"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2"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2"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2"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2"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2"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2"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2"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2"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2"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2"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2"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2"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2"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2"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2"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2"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2"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2"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2"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2"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2"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2"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2"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2"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2"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2"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2"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2"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2"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2"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2"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2"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2"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2"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2"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2"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2"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2"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2"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2"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2"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2"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2"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2"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2"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2"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2"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2"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2"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2"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2"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2"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2"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2"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2"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2"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2"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2"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2"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2"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2"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2"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2"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2"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2"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2"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2"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2"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2"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2"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2"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2"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2"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2"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2"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2"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2"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2"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2"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2"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2"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2"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2"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2"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2"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2"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2"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2"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2"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2"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2"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2"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2"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2"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2"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2"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2"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2"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2"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2"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2"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2"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2"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2"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2"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2"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2"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2"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2"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2"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2"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2"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2"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2"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2"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2"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2"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2"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2"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2"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2"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2"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2"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2"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2"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2"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2"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2"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2"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2"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2"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2"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2"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2"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2"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2"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2"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2"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2"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2"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2"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2"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2"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2"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2"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2"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2"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2"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2"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2"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2"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2"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2"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2"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2"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2"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2"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2"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2"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2"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2"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2"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2"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2"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2"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2"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2"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2"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2"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2"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2"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2"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2"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2"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2"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2"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2"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2"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2"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2"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2"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2"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2"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2"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2"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2"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2"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2"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2"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2"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2"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2"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2"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2"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2"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2"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2"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2"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2"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2"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2"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2"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2"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2"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2"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2"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2"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2"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2"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2"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2"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2"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2"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2"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2"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2"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2"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2"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2"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2"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2"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2"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2"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2"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2"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2"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2"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2"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2"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2"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2"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2"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2"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2"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2"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2"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2"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2"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2"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2"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2"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2"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2"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2"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2"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2"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2"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2"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2"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2"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2"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text:outline-style style:name="Outline">
      <text:outline-level-style text:level="1" text:style-name="ListLabel_20_1" loext:num-list-format="%1%." style:num-suffix="." style:num-format="A">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suffix="." style:num-format="a" text:display-levels="4">
        <style:list-level-properties text:list-level-position-and-space-mode="label-alignment">
          <style:list-level-label-alignment text:label-followed-by="space"/>
        </style:list-level-properties>
      </text:outline-level-style>
      <text:outline-level-style text:level="5" text:style-name="ListLabel_20_5" loext:num-list-format="%5%" style:num-format="a">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Header_20_left"/>
      </style:header-left>
      <style:footer>
        <text:p text:style-name="MP1"><text:page-number text:select-page="current">21</text:page-number></text:p>
        <text:p text:style-name="Footer"/>
      </style:footer>
      <style:footer-left>
        <text:p text:style-name="MP1"><text:page-number text:select-page="current">20</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68</meta:editing-cycles>
    <meta:creation-date>2023-07-10T17:06:00</meta:creation-date>
    <dc:date>2023-09-21T15:03:47.770870118</dc:date>
    <dc:language>en-GB</dc:language>
    <meta:editing-duration>P8DT23H34M48S</meta:editing-duration>
    <meta:generator>LibreOffice/7.5.6.2$Linux_X86_64 LibreOffice_project/50$Build-2</meta:generator>
    <meta:document-statistic meta:table-count="13" meta:image-count="0" meta:object-count="0" meta:page-count="21" meta:paragraph-count="607" meta:word-count="4907" meta:character-count="31532" meta:non-whitespace-character-count="27019"/>
    <meta:user-defined meta:name="AppVersion">16.0000</meta:user-defined>
    <meta:template xlink:type="simple" xlink:actuate="onRequest" xlink:title="Normal.dotm" xlink:href=""/>
  </office:meta>
</office:document-meta>
</file>